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f334" officeooo:paragraph-rsid="00192245"/>
    </style:style>
    <style:style style:name="P2" style:family="paragraph" style:parent-style-name="Standard">
      <style:text-properties fo:font-weight="normal" officeooo:rsid="00731537" officeooo:paragraph-rsid="00b3c717" style:font-weight-asian="normal" style:font-weight-complex="normal"/>
    </style:style>
    <style:style style:name="P3" style:family="paragraph" style:parent-style-name="Standard">
      <style:text-properties fo:font-weight="normal" officeooo:rsid="00b002f2" officeooo:paragraph-rsid="00b05904" style:font-weight-asian="normal" style:font-weight-complex="normal"/>
    </style:style>
    <style:style style:name="P4" style:family="paragraph" style:parent-style-name="Standard">
      <style:text-properties fo:font-weight="normal" officeooo:rsid="00b05904" officeooo:paragraph-rsid="00b05904" style:font-weight-asian="normal" style:font-weight-complex="normal"/>
    </style:style>
    <style:style style:name="P5" style:family="paragraph" style:parent-style-name="Standard">
      <style:text-properties fo:font-weight="normal" officeooo:rsid="00b8bdfd" officeooo:paragraph-rsid="00bb3790" style:font-weight-asian="normal" style:font-weight-complex="normal"/>
    </style:style>
    <style:style style:name="P6" style:family="paragraph" style:parent-style-name="Standard">
      <style:text-properties fo:font-weight="normal" officeooo:rsid="00b8bdfd" officeooo:paragraph-rsid="00dea816" style:font-weight-asian="normal" style:font-weight-complex="normal"/>
    </style:style>
    <style:style style:name="P7" style:family="paragraph" style:parent-style-name="Standard">
      <style:text-properties fo:font-weight="normal" officeooo:rsid="00bb3790" officeooo:paragraph-rsid="00bb3790" style:font-weight-asian="normal" style:font-weight-complex="normal"/>
    </style:style>
    <style:style style:name="P8" style:family="paragraph" style:parent-style-name="Standard">
      <style:text-properties fo:font-weight="normal" officeooo:rsid="00bb3790" officeooo:paragraph-rsid="00c3f0ed" style:font-weight-asian="normal" style:font-weight-complex="normal"/>
    </style:style>
    <style:style style:name="P9" style:family="paragraph" style:parent-style-name="Standard">
      <style:text-properties fo:font-weight="normal" officeooo:rsid="00bcc516" officeooo:paragraph-rsid="00bcc516" style:font-weight-asian="normal" style:font-weight-complex="normal"/>
    </style:style>
    <style:style style:name="P10" style:family="paragraph" style:parent-style-name="Standard">
      <style:text-properties fo:font-weight="normal" officeooo:rsid="00bcc516" officeooo:paragraph-rsid="00e42e19" style:font-weight-asian="normal" style:font-weight-complex="normal"/>
    </style:style>
    <style:style style:name="P11" style:family="paragraph" style:parent-style-name="Standard">
      <style:text-properties fo:font-weight="normal" officeooo:rsid="00bec00c" officeooo:paragraph-rsid="00bec00c" style:font-weight-asian="normal" style:font-weight-complex="normal"/>
    </style:style>
    <style:style style:name="P12" style:family="paragraph" style:parent-style-name="Standard">
      <style:text-properties fo:font-weight="normal" officeooo:rsid="00bf81e6" officeooo:paragraph-rsid="00bf81e6" style:font-weight-asian="normal" style:font-weight-complex="normal"/>
    </style:style>
    <style:style style:name="P13" style:family="paragraph" style:parent-style-name="Standard">
      <style:text-properties fo:font-weight="normal" officeooo:rsid="00c07c93" officeooo:paragraph-rsid="00c07c93" style:font-weight-asian="normal" style:font-weight-complex="normal"/>
    </style:style>
    <style:style style:name="P14" style:family="paragraph" style:parent-style-name="Standard">
      <style:text-properties fo:font-weight="normal" officeooo:rsid="00c5df1c" officeooo:paragraph-rsid="00c5df1c" style:font-weight-asian="normal" style:font-weight-complex="normal"/>
    </style:style>
    <style:style style:name="P15" style:family="paragraph" style:parent-style-name="Standard">
      <style:text-properties officeooo:rsid="004bd6e6" officeooo:paragraph-rsid="009a1337"/>
    </style:style>
    <style:style style:name="P16" style:family="paragraph" style:parent-style-name="Standard">
      <style:text-properties officeooo:rsid="0055a599" officeooo:paragraph-rsid="0055a599"/>
    </style:style>
    <style:style style:name="P17" style:family="paragraph" style:parent-style-name="Standard">
      <style:text-properties officeooo:rsid="00993805" officeooo:paragraph-rsid="00b3c717" fo:background-color="transparent"/>
    </style:style>
    <style:style style:name="P18" style:family="paragraph" style:parent-style-name="Standard">
      <style:text-properties officeooo:paragraph-rsid="00a6cf87"/>
    </style:style>
    <style:style style:name="P19" style:family="paragraph" style:parent-style-name="Standard">
      <style:text-properties officeooo:rsid="00a6cf87" officeooo:paragraph-rsid="00a6cf87"/>
    </style:style>
    <style:style style:name="P20" style:family="paragraph" style:parent-style-name="Standard">
      <style:text-properties officeooo:rsid="00a6f143" officeooo:paragraph-rsid="00a6f143"/>
    </style:style>
    <style:style style:name="P21" style:family="paragraph" style:parent-style-name="Standard">
      <style:text-properties officeooo:rsid="00a8bb9c" officeooo:paragraph-rsid="00a8bb9c"/>
    </style:style>
    <style:style style:name="P22" style:family="paragraph" style:parent-style-name="Standard">
      <style:text-properties officeooo:rsid="00a919a0" officeooo:paragraph-rsid="00ab0151"/>
    </style:style>
    <style:style style:name="P23" style:family="paragraph" style:parent-style-name="Standard">
      <style:text-properties officeooo:rsid="002961a7" officeooo:paragraph-rsid="00b3c717"/>
    </style:style>
    <style:style style:name="P24" style:family="paragraph" style:parent-style-name="Standard">
      <style:text-properties officeooo:rsid="002769b7" officeooo:paragraph-rsid="00b3c717"/>
    </style:style>
    <style:style style:name="P25" style:family="paragraph" style:parent-style-name="Standard">
      <style:text-properties officeooo:paragraph-rsid="00b002f2"/>
    </style:style>
    <style:style style:name="P26" style:family="paragraph" style:parent-style-name="Standard">
      <style:text-properties officeooo:paragraph-rsid="00b12c03"/>
    </style:style>
    <style:style style:name="P27" style:family="paragraph" style:parent-style-name="Standard">
      <style:text-properties officeooo:rsid="00b12c03" officeooo:paragraph-rsid="00b12c03"/>
    </style:style>
    <style:style style:name="P28" style:family="paragraph" style:parent-style-name="Standard">
      <style:text-properties officeooo:rsid="00b81fd0" officeooo:paragraph-rsid="00b81fd0"/>
    </style:style>
    <style:style style:name="P29" style:family="paragraph" style:parent-style-name="Standard">
      <style:text-properties officeooo:rsid="0035fe7b" officeooo:paragraph-rsid="00b3c717"/>
    </style:style>
    <style:style style:name="P30" style:family="paragraph" style:parent-style-name="Standard">
      <style:text-properties officeooo:rsid="0035fe7b" officeooo:paragraph-rsid="00b8bdfd"/>
    </style:style>
    <style:style style:name="P31" style:family="paragraph" style:parent-style-name="Standard">
      <style:text-properties officeooo:rsid="00b8bdfd" officeooo:paragraph-rsid="00b8bdfd"/>
    </style:style>
    <style:style style:name="P32" style:family="paragraph" style:parent-style-name="Standard">
      <style:text-properties officeooo:rsid="00b8bdfd" officeooo:paragraph-rsid="00b92c80"/>
    </style:style>
    <style:style style:name="P33" style:family="paragraph" style:parent-style-name="Standard">
      <style:text-properties officeooo:paragraph-rsid="00b92c80"/>
    </style:style>
    <style:style style:name="P34" style:family="paragraph" style:parent-style-name="Standard">
      <style:text-properties officeooo:rsid="00b99401" officeooo:paragraph-rsid="00b99401"/>
    </style:style>
    <style:style style:name="P35" style:family="paragraph" style:parent-style-name="Standard">
      <style:text-properties officeooo:paragraph-rsid="00b81fd0"/>
    </style:style>
    <style:style style:name="P36" style:family="paragraph" style:parent-style-name="Standard">
      <style:text-properties officeooo:rsid="00bcc516" officeooo:paragraph-rsid="00bcc516"/>
    </style:style>
    <style:style style:name="P37" style:family="paragraph" style:parent-style-name="Standard">
      <style:text-properties officeooo:rsid="00c2189f" officeooo:paragraph-rsid="00c2189f"/>
    </style:style>
    <style:style style:name="P38" style:family="paragraph" style:parent-style-name="Standard">
      <style:text-properties officeooo:rsid="00c2189f" officeooo:paragraph-rsid="00c2ffb5"/>
    </style:style>
    <style:style style:name="P39" style:family="paragraph" style:parent-style-name="Standard">
      <style:text-properties officeooo:rsid="00c2ffb5" officeooo:paragraph-rsid="00c2ffb5"/>
    </style:style>
    <style:style style:name="P40" style:family="paragraph" style:parent-style-name="Standard">
      <style:text-properties officeooo:paragraph-rsid="00c2ffb5"/>
    </style:style>
    <style:style style:name="P41" style:family="paragraph" style:parent-style-name="Standard">
      <style:text-properties officeooo:rsid="00c44749" officeooo:paragraph-rsid="00c44749"/>
    </style:style>
    <style:style style:name="P42" style:family="paragraph" style:parent-style-name="Standard">
      <style:text-properties officeooo:paragraph-rsid="00c44749"/>
    </style:style>
    <style:style style:name="P43" style:family="paragraph" style:parent-style-name="Standard">
      <style:text-properties officeooo:rsid="00c5df1c" officeooo:paragraph-rsid="00c5df1c"/>
    </style:style>
    <style:style style:name="P44" style:family="paragraph" style:parent-style-name="Standard">
      <style:text-properties officeooo:rsid="00c5e59d" officeooo:paragraph-rsid="00c5e59d"/>
    </style:style>
    <style:style style:name="P45" style:family="paragraph" style:parent-style-name="Standard">
      <style:text-properties officeooo:rsid="00cbbb65" officeooo:paragraph-rsid="00cbbb65"/>
    </style:style>
    <style:style style:name="P46" style:family="paragraph" style:parent-style-name="Standard">
      <style:text-properties officeooo:rsid="00cc67ec" officeooo:paragraph-rsid="00cc67ec"/>
    </style:style>
    <style:style style:name="P47" style:family="paragraph" style:parent-style-name="Standard">
      <style:text-properties officeooo:paragraph-rsid="00cd6a0d"/>
    </style:style>
    <style:style style:name="P48" style:family="paragraph" style:parent-style-name="Standard">
      <style:text-properties officeooo:rsid="00d083aa" officeooo:paragraph-rsid="00d0be89"/>
    </style:style>
    <style:style style:name="P49" style:family="paragraph" style:parent-style-name="Standard">
      <style:text-properties officeooo:rsid="00d0f9da" officeooo:paragraph-rsid="00d0f9da"/>
    </style:style>
    <style:style style:name="P50" style:family="paragraph" style:parent-style-name="Standard">
      <style:text-properties officeooo:rsid="00d201d9" officeooo:paragraph-rsid="00d201d9"/>
    </style:style>
    <style:style style:name="P51" style:family="paragraph" style:parent-style-name="Standard">
      <style:text-properties officeooo:rsid="00d201d9" officeooo:paragraph-rsid="00d3fa11"/>
    </style:style>
    <style:style style:name="P52" style:family="paragraph" style:parent-style-name="Standard">
      <style:text-properties officeooo:rsid="00d3fa11" officeooo:paragraph-rsid="00d3fa11"/>
    </style:style>
    <style:style style:name="P53" style:family="paragraph" style:parent-style-name="Standard">
      <style:text-properties officeooo:rsid="00d3fa11" officeooo:paragraph-rsid="00d4c812"/>
    </style:style>
    <style:style style:name="P54" style:family="paragraph" style:parent-style-name="Standard">
      <style:text-properties officeooo:paragraph-rsid="00d3fa11"/>
    </style:style>
    <style:style style:name="P55" style:family="paragraph" style:parent-style-name="Standard">
      <style:text-properties officeooo:rsid="00d4c812" officeooo:paragraph-rsid="00d4c812"/>
    </style:style>
    <style:style style:name="P56" style:family="paragraph" style:parent-style-name="Standard">
      <style:text-properties officeooo:rsid="00d677f7" officeooo:paragraph-rsid="00d677f7"/>
    </style:style>
    <style:style style:name="P57" style:family="paragraph" style:parent-style-name="Standard">
      <style:text-properties officeooo:rsid="00244963" officeooo:paragraph-rsid="00d677f7"/>
    </style:style>
    <style:style style:name="P58" style:family="paragraph" style:parent-style-name="Standard">
      <style:text-properties officeooo:rsid="0023bbc5" officeooo:paragraph-rsid="00d677f7"/>
    </style:style>
    <style:style style:name="P59" style:family="paragraph" style:parent-style-name="Standard">
      <style:text-properties officeooo:rsid="00d6feed" officeooo:paragraph-rsid="00d6feed"/>
    </style:style>
    <style:style style:name="P60" style:family="paragraph" style:parent-style-name="Standard">
      <style:text-properties officeooo:paragraph-rsid="00d6feed"/>
    </style:style>
    <style:style style:name="P61" style:family="paragraph" style:parent-style-name="Standard">
      <style:text-properties officeooo:rsid="00d81061" officeooo:paragraph-rsid="00d81061"/>
    </style:style>
    <style:style style:name="P62" style:family="paragraph" style:parent-style-name="Standard">
      <style:text-properties officeooo:paragraph-rsid="00daa357"/>
    </style:style>
    <style:style style:name="P63" style:family="paragraph" style:parent-style-name="Standard">
      <style:text-properties officeooo:rsid="00dcfc36" officeooo:paragraph-rsid="00dcfc36"/>
    </style:style>
    <style:style style:name="P64" style:family="paragraph" style:parent-style-name="Standard">
      <style:text-properties officeooo:rsid="00dea816" officeooo:paragraph-rsid="00dea816"/>
    </style:style>
    <style:style style:name="P65" style:family="paragraph" style:parent-style-name="Standard">
      <style:text-properties officeooo:rsid="00e42e19" officeooo:paragraph-rsid="00e42e19"/>
    </style:style>
    <style:style style:name="P66" style:family="paragraph" style:parent-style-name="Standard">
      <style:text-properties officeooo:rsid="00e4aa79" officeooo:paragraph-rsid="00e4aa79"/>
    </style:style>
    <style:style style:name="P67" style:family="paragraph" style:parent-style-name="Title">
      <style:text-properties officeooo:paragraph-rsid="00a3ad5e"/>
    </style:style>
    <style:style style:name="P68" style:family="paragraph" style:parent-style-name="Title">
      <style:text-properties fo:font-weight="bold" officeooo:paragraph-rsid="00dea816" style:font-weight-asian="bold" style:font-weight-complex="bold"/>
    </style:style>
    <style:style style:name="P69" style:family="paragraph" style:parent-style-name="Standard">
      <style:text-properties fo:font-weight="normal" officeooo:rsid="003370a0" officeooo:paragraph-rsid="00e9f936" style:font-weight-asian="normal" style:font-weight-complex="normal"/>
    </style:style>
    <style:style style:name="P70" style:family="paragraph" style:parent-style-name="Standard">
      <style:text-properties fo:font-weight="normal" officeooo:rsid="00ef3f79" officeooo:paragraph-rsid="00ef3f79" style:font-weight-asian="normal" style:font-weight-complex="normal"/>
    </style:style>
    <style:style style:name="P71" style:family="paragraph" style:parent-style-name="Standard">
      <style:text-properties fo:font-weight="normal" officeooo:rsid="00c3f0ed" officeooo:paragraph-rsid="00e42e19" fo:background-color="#ffff00" style:font-weight-asian="normal" style:font-weight-complex="normal"/>
    </style:style>
    <style:style style:name="P72" style:family="paragraph" style:parent-style-name="Standard">
      <style:text-properties fo:font-weight="normal" officeooo:rsid="00ec1e16" officeooo:paragraph-rsid="00ec1e16" fo:background-color="transparent" style:font-weight-asian="normal" style:font-weight-complex="normal"/>
    </style:style>
    <style:style style:name="P73" style:family="paragraph" style:parent-style-name="Standard">
      <style:text-properties officeooo:rsid="00d4c812" officeooo:paragraph-rsid="00e5ea7a"/>
    </style:style>
    <style:style style:name="P74" style:family="paragraph" style:parent-style-name="Standard">
      <style:text-properties officeooo:rsid="00d4c812" officeooo:paragraph-rsid="00eba0c7"/>
    </style:style>
    <style:style style:name="P75" style:family="paragraph" style:parent-style-name="Standard">
      <style:text-properties officeooo:rsid="00d4c812" officeooo:paragraph-rsid="00d4c812"/>
    </style:style>
    <style:style style:name="P76" style:family="paragraph" style:parent-style-name="Standard">
      <style:text-properties officeooo:rsid="00daa357" officeooo:paragraph-rsid="00e69dc8"/>
    </style:style>
    <style:style style:name="P77" style:family="paragraph" style:parent-style-name="Standard">
      <style:text-properties officeooo:rsid="00daa357" officeooo:paragraph-rsid="00fedbf2"/>
    </style:style>
    <style:style style:name="P78" style:family="paragraph" style:parent-style-name="Standard">
      <style:text-properties officeooo:rsid="00d81061" officeooo:paragraph-rsid="00e69dc8"/>
    </style:style>
    <style:style style:name="P79" style:family="paragraph" style:parent-style-name="Standard">
      <style:text-properties officeooo:rsid="00de47e6" officeooo:paragraph-rsid="00e9f936"/>
    </style:style>
    <style:style style:name="P80" style:family="paragraph" style:parent-style-name="Standard">
      <style:text-properties officeooo:rsid="00de47e6" officeooo:paragraph-rsid="00f16768"/>
    </style:style>
    <style:style style:name="P81" style:family="paragraph" style:parent-style-name="Standard">
      <style:text-properties officeooo:paragraph-rsid="00e76fb3"/>
    </style:style>
    <style:style style:name="P82" style:family="paragraph" style:parent-style-name="Standard">
      <style:text-properties officeooo:rsid="00d201d9" officeooo:paragraph-rsid="00e5ea7a"/>
    </style:style>
    <style:style style:name="P83" style:family="paragraph" style:parent-style-name="Standard">
      <style:text-properties officeooo:rsid="00d201d9" officeooo:paragraph-rsid="00d201d9"/>
    </style:style>
    <style:style style:name="P84" style:family="paragraph" style:parent-style-name="Standard">
      <style:text-properties officeooo:rsid="00e435c1" officeooo:paragraph-rsid="00e96ece"/>
    </style:style>
    <style:style style:name="P85" style:family="paragraph" style:parent-style-name="Standard">
      <style:text-properties officeooo:rsid="00e435c1" officeooo:paragraph-rsid="00f0f612"/>
    </style:style>
    <style:style style:name="P86" style:family="paragraph" style:parent-style-name="Standard">
      <style:text-properties officeooo:rsid="00ca60f2" officeooo:paragraph-rsid="00f0f612"/>
    </style:style>
    <style:style style:name="P87" style:family="paragraph" style:parent-style-name="Standard">
      <style:text-properties officeooo:paragraph-rsid="00e96ece"/>
    </style:style>
    <style:style style:name="P88" style:family="paragraph" style:parent-style-name="Standard">
      <style:text-properties officeooo:rsid="00e96ece" officeooo:paragraph-rsid="00e96ece"/>
    </style:style>
    <style:style style:name="P89" style:family="paragraph" style:parent-style-name="Standard">
      <style:text-properties officeooo:rsid="00cbbb65" officeooo:paragraph-rsid="00cbbb65"/>
    </style:style>
    <style:style style:name="P90" style:family="paragraph" style:parent-style-name="Standard">
      <style:text-properties officeooo:rsid="00b002f2" officeooo:paragraph-rsid="00b12c03"/>
    </style:style>
    <style:style style:name="P91" style:family="paragraph" style:parent-style-name="Standard">
      <style:text-properties officeooo:rsid="003370a0" officeooo:paragraph-rsid="00e9f936"/>
    </style:style>
    <style:style style:name="P92" style:family="paragraph" style:parent-style-name="Standard">
      <style:text-properties officeooo:rsid="003370a0" officeooo:paragraph-rsid="00eba0c7"/>
    </style:style>
    <style:style style:name="P93" style:family="paragraph" style:parent-style-name="Standard">
      <style:text-properties officeooo:paragraph-rsid="00e9f936"/>
    </style:style>
    <style:style style:name="P94" style:family="paragraph" style:parent-style-name="Standard">
      <style:text-properties officeooo:rsid="00e9f936" officeooo:paragraph-rsid="00e9f936"/>
    </style:style>
    <style:style style:name="P95" style:family="paragraph" style:parent-style-name="Standard">
      <style:text-properties officeooo:rsid="00eb8032" officeooo:paragraph-rsid="00eb8032"/>
    </style:style>
    <style:style style:name="P96" style:family="paragraph" style:parent-style-name="Standard">
      <style:text-properties officeooo:rsid="00eba0c7" officeooo:paragraph-rsid="00eba0c7"/>
    </style:style>
    <style:style style:name="P97" style:family="paragraph" style:parent-style-name="Standard">
      <style:text-properties officeooo:rsid="00eba0c7" officeooo:paragraph-rsid="00ff94a1"/>
    </style:style>
    <style:style style:name="P98" style:family="paragraph" style:parent-style-name="Standard">
      <style:text-properties officeooo:rsid="00ec1e16" officeooo:paragraph-rsid="00ec1e16"/>
    </style:style>
    <style:style style:name="P99" style:family="paragraph" style:parent-style-name="Standard">
      <style:text-properties officeooo:rsid="00ef3f79" officeooo:paragraph-rsid="00ef3f79"/>
    </style:style>
    <style:style style:name="P100" style:family="paragraph" style:parent-style-name="Standard">
      <style:text-properties officeooo:rsid="00f0f612" officeooo:paragraph-rsid="00f0f612"/>
    </style:style>
    <style:style style:name="P101" style:family="paragraph" style:parent-style-name="Standard">
      <style:text-properties officeooo:rsid="00f0f612" officeooo:paragraph-rsid="00f16768"/>
    </style:style>
    <style:style style:name="P102" style:family="paragraph" style:parent-style-name="Standard">
      <style:text-properties officeooo:rsid="00f16768" officeooo:paragraph-rsid="00f16768"/>
    </style:style>
    <style:style style:name="P103" style:family="paragraph" style:parent-style-name="Standard">
      <style:text-properties officeooo:rsid="00f265fd" officeooo:paragraph-rsid="00f265fd"/>
    </style:style>
    <style:style style:name="P104" style:family="paragraph" style:parent-style-name="Standard">
      <style:text-properties officeooo:rsid="00f2d96e" officeooo:paragraph-rsid="00f2d96e"/>
    </style:style>
    <style:style style:name="P105" style:family="paragraph" style:parent-style-name="Standard">
      <style:text-properties officeooo:rsid="00f4361a" officeooo:paragraph-rsid="00f4361a"/>
    </style:style>
    <style:style style:name="P106" style:family="paragraph" style:parent-style-name="Standard">
      <style:text-properties officeooo:rsid="00f4361a" officeooo:paragraph-rsid="00f49eec"/>
    </style:style>
    <style:style style:name="P107" style:family="paragraph" style:parent-style-name="Standard">
      <style:text-properties officeooo:rsid="00f49eec" officeooo:paragraph-rsid="00f49eec"/>
    </style:style>
    <style:style style:name="P108" style:family="paragraph" style:parent-style-name="Standard">
      <style:text-properties officeooo:rsid="004bd6e6" officeooo:paragraph-rsid="00ab0151"/>
    </style:style>
    <style:style style:name="P109" style:family="paragraph" style:parent-style-name="Standard">
      <style:text-properties officeooo:rsid="004bd6e6" officeooo:paragraph-rsid="0080603e"/>
    </style:style>
    <style:style style:name="P110" style:family="paragraph" style:parent-style-name="Standard">
      <style:text-properties officeooo:rsid="00562292" officeooo:paragraph-rsid="00f66ed1"/>
    </style:style>
    <style:style style:name="P111" style:family="paragraph" style:parent-style-name="Standard">
      <style:text-properties officeooo:rsid="00f9f738" officeooo:paragraph-rsid="00f9f738"/>
    </style:style>
    <style:style style:name="P112" style:family="paragraph" style:parent-style-name="Standard">
      <style:text-properties officeooo:rsid="00a5a250" officeooo:paragraph-rsid="00faed0f"/>
    </style:style>
    <style:style style:name="P113" style:family="paragraph" style:parent-style-name="Standard">
      <style:text-properties officeooo:rsid="00faed0f" officeooo:paragraph-rsid="00faed0f"/>
    </style:style>
    <style:style style:name="P114" style:family="paragraph" style:parent-style-name="Standard">
      <style:text-properties officeooo:rsid="00a6cf87" officeooo:paragraph-rsid="00a6cf87"/>
    </style:style>
    <style:style style:name="P115" style:family="paragraph" style:parent-style-name="Standard">
      <style:text-properties officeooo:rsid="00a6f143" officeooo:paragraph-rsid="00a6f143"/>
    </style:style>
    <style:style style:name="P116" style:family="paragraph" style:parent-style-name="Standard">
      <style:text-properties officeooo:rsid="00a8bb9c" officeooo:paragraph-rsid="00a8bb9c"/>
    </style:style>
    <style:style style:name="P117" style:family="paragraph" style:parent-style-name="Standard">
      <style:text-properties officeooo:rsid="00b05904" officeooo:paragraph-rsid="00b002f2"/>
    </style:style>
    <style:style style:name="P118" style:family="paragraph" style:parent-style-name="Standard">
      <style:text-properties officeooo:paragraph-rsid="00faed0f"/>
    </style:style>
    <style:style style:name="P119" style:family="paragraph" style:parent-style-name="Standard">
      <style:text-properties officeooo:rsid="00fb5c3b" officeooo:paragraph-rsid="00fb5c3b"/>
    </style:style>
    <style:style style:name="P120" style:family="paragraph" style:parent-style-name="Standard">
      <style:text-properties officeooo:rsid="00993805" officeooo:paragraph-rsid="00b3c717" fo:background-color="transparent"/>
    </style:style>
    <style:style style:name="P121" style:family="paragraph" style:parent-style-name="Standard">
      <style:text-properties officeooo:rsid="00bcc516" officeooo:paragraph-rsid="00fb5c3b" fo:background-color="transparent"/>
    </style:style>
    <style:style style:name="P122" style:family="paragraph" style:parent-style-name="Standard">
      <style:text-properties officeooo:rsid="002769b7" officeooo:paragraph-rsid="00b99401"/>
    </style:style>
    <style:style style:name="P123" style:family="paragraph" style:parent-style-name="Standard">
      <style:text-properties officeooo:rsid="002769b7" officeooo:paragraph-rsid="00b3c717"/>
    </style:style>
    <style:style style:name="P124" style:family="paragraph" style:parent-style-name="Standard">
      <style:text-properties officeooo:rsid="002961a7" officeooo:paragraph-rsid="00b3c717"/>
    </style:style>
    <style:style style:name="P125" style:family="paragraph" style:parent-style-name="Standard">
      <style:text-properties officeooo:rsid="00e4aa79" officeooo:paragraph-rsid="00e4aa79"/>
    </style:style>
    <style:style style:name="P126" style:family="paragraph" style:parent-style-name="Standard">
      <style:text-properties officeooo:rsid="00c44749" officeooo:paragraph-rsid="00c44749"/>
    </style:style>
    <style:style style:name="P127" style:family="paragraph" style:parent-style-name="Standard">
      <style:text-properties officeooo:rsid="00bcc516" officeooo:paragraph-rsid="00fcdef6"/>
    </style:style>
    <style:style style:name="P128" style:family="paragraph" style:parent-style-name="Standard">
      <style:text-properties officeooo:rsid="00cc67ec" officeooo:paragraph-rsid="00fedbf2"/>
    </style:style>
    <style:style style:name="P129" style:family="paragraph" style:parent-style-name="Standard">
      <style:text-properties officeooo:rsid="00d677f7" officeooo:paragraph-rsid="00d677f7"/>
    </style:style>
    <style:style style:name="P130" style:family="paragraph" style:parent-style-name="Standard">
      <style:text-properties officeooo:rsid="01001f0b" officeooo:paragraph-rsid="01001f0b"/>
    </style:style>
    <style:style style:name="P131" style:family="paragraph" style:parent-style-name="Heading_20_2">
      <style:text-properties officeooo:rsid="00ae9f2c" officeooo:paragraph-rsid="00ae9f2c"/>
    </style:style>
    <style:style style:name="P132" style:family="paragraph" style:parent-style-name="Heading_20_2">
      <style:text-properties officeooo:rsid="0052b7ca" officeooo:paragraph-rsid="00b12c03"/>
    </style:style>
    <style:style style:name="P133" style:family="paragraph" style:parent-style-name="Heading_20_2">
      <style:text-properties officeooo:rsid="0030eeaf" officeooo:paragraph-rsid="00b3c717"/>
    </style:style>
    <style:style style:name="P134" style:family="paragraph" style:parent-style-name="Heading_20_2">
      <style:text-properties officeooo:rsid="00b81fd0" officeooo:paragraph-rsid="00b81fd0"/>
    </style:style>
    <style:style style:name="P135" style:family="paragraph" style:parent-style-name="Heading_20_2">
      <style:text-properties officeooo:rsid="00b81fd0" officeooo:paragraph-rsid="00c5df1c"/>
    </style:style>
    <style:style style:name="P136" style:family="paragraph" style:parent-style-name="Heading_20_2">
      <style:text-properties officeooo:rsid="00d4c812" officeooo:paragraph-rsid="00d6feed"/>
    </style:style>
    <style:style style:name="P137" style:family="paragraph" style:parent-style-name="Contents_20_Heading">
      <style:paragraph-properties fo:break-before="page"/>
    </style:style>
    <style:style style:name="P138" style:family="paragraph" style:parent-style-name="Heading_20_1">
      <style:text-properties officeooo:rsid="00223090"/>
    </style:style>
    <style:style style:name="P139" style:family="paragraph" style:parent-style-name="Heading_20_1">
      <style:text-properties officeooo:rsid="00b3c717" officeooo:paragraph-rsid="00b3c717"/>
    </style:style>
    <style:style style:name="P140" style:family="paragraph" style:parent-style-name="Heading_20_1">
      <style:text-properties officeooo:rsid="00f9f738" officeooo:paragraph-rsid="00f9f738"/>
    </style:style>
    <style:style style:name="P141" style:family="paragraph" style:parent-style-name="Heading_20_1">
      <style:paragraph-properties fo:break-before="page"/>
      <style:text-properties officeooo:rsid="00ae9f2c" officeooo:paragraph-rsid="00ae9f2c"/>
    </style:style>
    <style:style style:name="P142" style:family="paragraph" style:parent-style-name="Heading_20_3">
      <style:text-properties officeooo:paragraph-rsid="00b3c717"/>
    </style:style>
    <style:style style:name="P143" style:family="paragraph" style:parent-style-name="Heading_20_3">
      <style:text-properties officeooo:rsid="00c44749" officeooo:paragraph-rsid="00c44749"/>
    </style:style>
    <style:style style:name="P144" style:family="paragraph" style:parent-style-name="Heading_20_3">
      <style:text-properties officeooo:rsid="002961a7" officeooo:paragraph-rsid="00e4aa79"/>
    </style:style>
    <style:style style:name="P145" style:family="paragraph" style:parent-style-name="Heading_20_3">
      <style:text-properties officeooo:rsid="002961a7" officeooo:paragraph-rsid="00b8bdfd"/>
    </style:style>
    <style:style style:name="P146" style:family="paragraph" style:parent-style-name="Heading_20_3">
      <style:text-properties officeooo:rsid="00e4aa79" officeooo:paragraph-rsid="00e4aa79"/>
    </style:style>
    <style:style style:name="P147" style:family="paragraph" style:parent-style-name="Heading_20_3">
      <style:text-properties officeooo:rsid="00b8bdfd" officeooo:paragraph-rsid="00b8bdfd"/>
    </style:style>
    <style:style style:name="P148" style:family="paragraph" style:parent-style-name="Heading_20_3">
      <style:text-properties officeooo:rsid="002769b7" officeooo:paragraph-rsid="00b3c717"/>
    </style:style>
    <style:style style:name="P149" style:family="paragraph" style:parent-style-name="Heading_20_3">
      <style:text-properties officeooo:rsid="00b99401" officeooo:paragraph-rsid="00b99401"/>
    </style:style>
    <style:style style:name="P150" style:family="paragraph" style:parent-style-name="Heading_20_3">
      <style:text-properties officeooo:rsid="0031a420" officeooo:paragraph-rsid="00e9f936"/>
    </style:style>
    <style:style style:name="P151" style:family="paragraph" style:parent-style-name="Heading_20_3">
      <style:text-properties officeooo:paragraph-rsid="00e9f936"/>
    </style:style>
    <style:style style:name="P152" style:family="paragraph" style:parent-style-name="Heading_20_3">
      <style:text-properties officeooo:rsid="00eba0c7" officeooo:paragraph-rsid="00eba0c7"/>
    </style:style>
    <style:style style:name="P153" style:family="paragraph" style:parent-style-name="Heading_20_3">
      <style:text-properties officeooo:paragraph-rsid="010085e1"/>
    </style:style>
    <style:style style:name="P154" style:family="paragraph" style:parent-style-name="Contents_20_1">
      <style:paragraph-properties>
        <style:tab-stops>
          <style:tab-stop style:position="1cm"/>
          <style:tab-stop style:position="17.59cm" style:type="right" style:leader-style="dotted" style:leader-text="."/>
        </style:tab-stops>
      </style:paragraph-properties>
    </style:style>
    <style:style style:name="P155" style:family="paragraph" style:parent-style-name="Contents_20_2">
      <style:paragraph-properties>
        <style:tab-stops>
          <style:tab-stop style:position="1cm"/>
          <style:tab-stop style:position="2cm"/>
          <style:tab-stop style:position="17.59cm" style:type="right" style:leader-style="dotted" style:leader-text="."/>
        </style:tab-stops>
      </style:paragraph-properties>
    </style:style>
    <style:style style:name="P156" style:family="paragraph" style:parent-style-name="Contents_20_3">
      <style:paragraph-properties>
        <style:tab-stops>
          <style:tab-stop style:position="2cm"/>
          <style:tab-stop style:position="3.35cm"/>
          <style:tab-stop style:position="17.59cm" style:type="right" style:leader-style="dotted" style:leader-text="."/>
        </style:tab-stops>
      </style:paragraph-properties>
    </style:style>
    <style:style style:name="T1" style:family="text">
      <style:text-properties officeooo:rsid="002d12fb"/>
    </style:style>
    <style:style style:name="T2" style:family="text">
      <style:text-properties officeooo:rsid="002d27a9"/>
    </style:style>
    <style:style style:name="T3" style:family="text">
      <style:text-properties officeooo:rsid="0030eeaf"/>
    </style:style>
    <style:style style:name="T4" style:family="text">
      <style:text-properties officeooo:rsid="003370a0"/>
    </style:style>
    <style:style style:name="T5" style:family="text">
      <style:text-properties officeooo:rsid="0035fe7b"/>
    </style:style>
    <style:style style:name="T6" style:family="text">
      <style:text-properties officeooo:rsid="00569048"/>
    </style:style>
    <style:style style:name="T7" style:family="text">
      <style:text-properties fo:font-weight="normal" style:font-weight-asian="normal" style:font-weight-complex="normal"/>
    </style:style>
    <style:style style:name="T8" style:family="text">
      <style:text-properties fo:font-weight="normal" officeooo:rsid="00cbbb65" style:font-weight-asian="normal" style:font-weight-complex="normal"/>
    </style:style>
    <style:style style:name="T9" style:family="text">
      <style:text-properties fo:font-weight="normal" officeooo:rsid="00d0be89" style:font-weight-asian="normal" style:font-weight-complex="normal"/>
    </style:style>
    <style:style style:name="T10" style:family="text">
      <style:text-properties fo:font-weight="normal" officeooo:rsid="00d0f9da" style:font-weight-asian="normal" style:font-weight-complex="normal"/>
    </style:style>
    <style:style style:name="T11" style:family="text">
      <style:text-properties officeooo:rsid="00a3ad5e"/>
    </style:style>
    <style:style style:name="T12" style:family="text">
      <style:text-properties fo:font-weight="bold" officeooo:rsid="00a3ad5e" style:font-weight-asian="bold" style:font-weight-complex="bold"/>
    </style:style>
    <style:style style:name="T13" style:family="text">
      <style:text-properties fo:font-weight="bold" officeooo:rsid="00a6cf87" style:font-weight-asian="bold" style:font-weight-complex="bold"/>
    </style:style>
    <style:style style:name="T14" style:family="text">
      <style:text-properties officeooo:rsid="00a6a3db"/>
    </style:style>
    <style:style style:name="T15" style:family="text">
      <style:text-properties officeooo:rsid="00a6f143"/>
    </style:style>
    <style:style style:name="T16" style:family="text">
      <style:text-properties officeooo:rsid="00a8bb9c"/>
    </style:style>
    <style:style style:name="T17" style:family="text">
      <style:text-properties officeooo:rsid="00a919a0"/>
    </style:style>
    <style:style style:name="T18" style:family="text">
      <style:text-properties officeooo:rsid="00ab0151"/>
    </style:style>
    <style:style style:name="T19" style:family="text">
      <style:text-properties style:text-position="sub 58%"/>
    </style:style>
    <style:style style:name="T20" style:family="text">
      <style:text-properties officeooo:rsid="00b002f2"/>
    </style:style>
    <style:style style:name="T21" style:family="text">
      <style:text-properties officeooo:rsid="00b12c03"/>
    </style:style>
    <style:style style:name="T22" style:family="text">
      <style:text-properties officeooo:rsid="00b3c717"/>
    </style:style>
    <style:style style:name="T23" style:family="text">
      <style:text-properties officeooo:rsid="00b8bdfd"/>
    </style:style>
    <style:style style:name="T24" style:family="text">
      <style:text-properties officeooo:rsid="00b92c80"/>
    </style:style>
    <style:style style:name="T25" style:family="text">
      <style:text-properties officeooo:rsid="00b99401"/>
    </style:style>
    <style:style style:name="T26" style:family="text">
      <style:text-properties officeooo:rsid="00bb3790"/>
    </style:style>
    <style:style style:name="T27" style:family="text">
      <style:text-properties officeooo:rsid="00bcc516"/>
    </style:style>
    <style:style style:name="T28" style:family="text">
      <style:text-properties officeooo:rsid="00bec00c"/>
    </style:style>
    <style:style style:name="T29" style:family="text">
      <style:text-properties officeooo:rsid="00c07c93"/>
    </style:style>
    <style:style style:name="T30" style:family="text">
      <style:text-properties style:text-outline="false" style:text-line-through-style="none" style:text-line-through-type="none" style:font-name="DejaVu Sans" fo:font-size="8.5pt" fo:font-style="normal" fo:text-shadow="none" style:text-underline-style="none" fo:font-weight="normal" officeooo:rsid="00d3fa11" style:font-size-asian="8.5pt" style:font-style-asian="normal" style:font-weight-asian="normal" style:text-emphasize="none"/>
    </style:style>
    <style:style style:name="T31" style:family="text">
      <style:text-properties officeooo:rsid="00c2ffb5"/>
    </style:style>
    <style:style style:name="T32" style:family="text">
      <style:text-properties officeooo:rsid="00c3f0ed"/>
    </style:style>
    <style:style style:name="T33" style:family="text">
      <style:text-properties officeooo:rsid="00c44749"/>
    </style:style>
    <style:style style:name="T34" style:family="text">
      <style:text-properties officeooo:rsid="00c5df1c"/>
    </style:style>
    <style:style style:name="T35" style:family="text">
      <style:text-properties officeooo:rsid="00ca60f2"/>
    </style:style>
    <style:style style:name="T36" style:family="text">
      <style:text-properties officeooo:rsid="00cbbb65"/>
    </style:style>
    <style:style style:name="T37" style:family="text">
      <style:text-properties officeooo:rsid="00cc67ec"/>
    </style:style>
    <style:style style:name="T38" style:family="text">
      <style:text-properties officeooo:rsid="00cd6a0d"/>
    </style:style>
    <style:style style:name="T39" style:family="text">
      <style:text-properties officeooo:rsid="00d0be89"/>
    </style:style>
    <style:style style:name="T40" style:family="text">
      <style:text-properties officeooo:rsid="00d0f9da"/>
    </style:style>
    <style:style style:name="T41" style:family="text">
      <style:text-properties officeooo:rsid="00d4c812"/>
    </style:style>
    <style:style style:name="T42" style:family="text">
      <style:text-properties officeooo:rsid="00d677f7"/>
    </style:style>
    <style:style style:name="T43" style:family="text">
      <style:text-properties officeooo:rsid="00244963"/>
    </style:style>
    <style:style style:name="T44" style:family="text">
      <style:text-properties officeooo:rsid="00d6feed"/>
    </style:style>
    <style:style style:name="T45" style:family="text">
      <style:text-properties officeooo:rsid="00d9448c"/>
    </style:style>
    <style:style style:name="T46" style:family="text">
      <style:text-properties officeooo:rsid="00de47e6"/>
    </style:style>
    <style:style style:name="T47" style:family="text">
      <style:text-properties officeooo:rsid="00dea816"/>
    </style:style>
    <style:style style:name="T48" style:family="text">
      <style:text-properties officeooo:rsid="00e42e19"/>
    </style:style>
    <style:style style:name="T49" style:family="text">
      <style:text-properties officeooo:rsid="00e435c1"/>
    </style:style>
    <style:style style:name="T50" style:family="text">
      <style:text-properties officeooo:rsid="00e69dc8"/>
    </style:style>
    <style:style style:name="T51" style:family="text">
      <style:text-properties officeooo:rsid="00eb8032"/>
    </style:style>
    <style:style style:name="T52" style:family="text">
      <style:text-properties officeooo:rsid="00eba0c7"/>
    </style:style>
    <style:style style:name="T53" style:family="text">
      <style:text-properties officeooo:rsid="00ec1e16"/>
    </style:style>
    <style:style style:name="T54" style:family="text">
      <style:text-properties officeooo:rsid="00ef3f79"/>
    </style:style>
    <style:style style:name="T55" style:family="text">
      <style:text-properties officeooo:rsid="00f0f612"/>
    </style:style>
    <style:style style:name="T56" style:family="text">
      <style:text-properties officeooo:rsid="00f16768"/>
    </style:style>
    <style:style style:name="T57" style:family="text">
      <style:text-properties officeooo:rsid="00f265fd"/>
    </style:style>
    <style:style style:name="T58" style:family="text">
      <style:text-properties officeooo:rsid="00f2d96e"/>
    </style:style>
    <style:style style:name="T59" style:family="text">
      <style:text-properties officeooo:rsid="00f3614c"/>
    </style:style>
    <style:style style:name="T60" style:family="text">
      <style:text-properties officeooo:rsid="00f49eec"/>
    </style:style>
    <style:style style:name="T61" style:family="text">
      <style:text-properties fo:background-color="transparent" loext:char-shading-value="0"/>
    </style:style>
    <style:style style:name="T62" style:family="text">
      <style:text-properties officeooo:rsid="00f49eec" fo:background-color="transparent" loext:char-shading-value="0"/>
    </style:style>
    <style:style style:name="T63" style:family="text">
      <style:text-properties officeooo:rsid="00faed0f" fo:background-color="transparent" loext:char-shading-value="0"/>
    </style:style>
    <style:style style:name="T64" style:family="text">
      <style:text-properties officeooo:rsid="00f66ed1" fo:background-color="transparent" loext:char-shading-value="0"/>
    </style:style>
    <style:style style:name="T65" style:family="text">
      <style:text-properties officeooo:rsid="00f66ed1"/>
    </style:style>
    <style:style style:name="T66" style:family="text">
      <style:text-properties officeooo:rsid="00f9f738"/>
    </style:style>
    <style:style style:name="T67" style:family="text">
      <style:text-properties officeooo:rsid="00faed0f"/>
    </style:style>
    <style:style style:name="T68" style:family="text">
      <style:text-properties officeooo:rsid="00fb5c3b"/>
    </style:style>
    <style:style style:name="T69" style:family="text">
      <style:text-properties officeooo:rsid="00fb8b61"/>
    </style:style>
    <style:style style:name="T70" style:family="text">
      <style:text-properties officeooo:rsid="00fbd240"/>
    </style:style>
    <style:style style:name="T71" style:family="text">
      <style:text-properties officeooo:rsid="00fc3103"/>
    </style:style>
    <style:style style:name="T72" style:family="text">
      <style:text-properties officeooo:rsid="00fcdef6"/>
    </style:style>
    <style:style style:name="T73" style:family="text">
      <style:text-properties officeooo:rsid="00b81fd0"/>
    </style:style>
    <style:style style:name="T74" style:family="text">
      <style:text-properties officeooo:rsid="00febd31"/>
    </style:style>
    <style:style style:name="T75" style:family="text">
      <style:text-properties officeooo:rsid="00fedbf2"/>
    </style:style>
    <style:style style:name="T76" style:family="text">
      <style:text-properties officeooo:rsid="00ff94a1"/>
    </style:style>
    <style:style style:name="T77" style:family="text">
      <style:text-properties officeooo:rsid="01001f0b"/>
    </style:style>
    <style:style style:name="T78" style:family="text">
      <style:text-properties officeooo:rsid="010085e1"/>
    </style:style>
    <style:style style:name="T79" style:family="text">
      <style:text-properties officeooo:rsid="0101d794"/>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47">MarketCommons functional</text:span> specification <text:span text:style-name="T11">for a sustainable economy database – Part 1</text:span></text:p>
      <text:p text:style-name="P67"><text:span text:style-name="T12">– </text:span><text:span text:style-name="T11">A steadily growing document of b</text:span>asic concepts, requirements for the database, and –<text:span text:style-name="T11">in the future– a functional specification of the </text:span>Connected Web Applications</text:p>
      <text:p text:style-name="P1"/>
      <text:p text:style-name="P1"/>
      <text:p text:style-name="P1"/>
      <text:p text:style-name="P1"/>
      <text:p text:style-name="P16">Version: <text:span text:style-name="T79">0.037</text:span></text:p>
      <text:p text:style-name="P16">Date: <text:span text:style-name="T50">Apr 17, 2017</text:span></text:p>
      <text:p text:style-name="P16">Author, <text:span text:style-name="T11">copyright</text:span>: Oliver Sendelbach <text:span text:style-name="T66">(Email: socialmedia (@t) ourconomy.com )</text:span></text:p>
      <text:p text:style-name="P16">Licence: <text:span text:style-name="T11">CC-BY-SA-3.0</text:span></text:p>
      <text:p text:style-name="P16"/>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ab-stop style:type="left" style:position="2cm" style:leader-char=" "/>
            <text:index-entry-span> </text:index-entry-span>
            <text:index-entry-text text:style-name="Main_20_index_20_entry"/>
            <text:index-entry-tab-stop style:type="right" style:leader-char="."/>
            <text:index-entry-page-number/>
            <text:index-entry-link-end/>
          </text:table-of-content-entry-template>
          <text:table-of-content-entry-template text:outline-level="3" text:style-name="Contents_20_3">
            <text:index-entry-tab-stop style:type="left" style:position="2cm" style:leader-char=" "/>
            <text:index-entry-link-start text:style-name="Index_20_Link"/>
            <text:index-entry-chapter/>
            <text:index-entry-span>  </text:index-entry-span>
            <text:index-entry-tab-stop style:type="left" style:position="3.35cm" style:leader-char=" "/>
            <text:index-entry-text/>
            <text:index-entry-tab-stop style:type="right" style:leader-char="."/>
            <text:index-entry-page-number/>
            <text:index-entry-link-end/>
          </text:table-of-content-entry-template>
          <text:table-of-content-entry-template text:outline-level="4" text:style-name="Contents_20_4">
            <text:index-entry-tab-stop style:type="left" style:position="3cm" style:leader-char=" "/>
            <text:index-entry-link-start text:style-name="Index_20_Link"/>
            <text:index-entry-chapter/>
            <text:index-entry-tab-stop style:type="left" style:position="4.5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7">Table of Contents</text:p>
          </text:index-title>
          <text:p text:style-name="P154"><text:a xlink:type="simple" xlink:href="#__RefHeading__524_269973366" text:style-name="Index_20_Link" text:visited-style-name="Index_20_Link">1<text:tab/>Project description<text:tab/>3</text:a></text:p>
          <text:p text:style-name="P155"><text:tab/><text:a xlink:type="simple" xlink:href="#__RefHeading__2919_1831241629" text:style-name="Index_20_Link" text:visited-style-name="Index_20_Link">1.1<text:tab/> </text:a><text:a xlink:type="simple" xlink:href="#__RefHeading__2919_1831241629" text:style-name="Index_20_Link" text:visited-style-name="Index_20_Link"><text:span text:style-name="Main_20_index_20_entry">Preliminary remarks</text:span></text:a><text:a xlink:type="simple" xlink:href="#__RefHeading__2919_1831241629" text:style-name="Index_20_Link" text:visited-style-name="Index_20_Link"><text:tab/>3</text:a></text:p>
          <text:p text:style-name="P155"><text:tab/><text:a xlink:type="simple" xlink:href="#__RefHeading__2921_1831241629" text:style-name="Index_20_Link" text:visited-style-name="Index_20_Link">1.2<text:tab/> </text:a><text:a xlink:type="simple" xlink:href="#__RefHeading__2921_1831241629" text:style-name="Index_20_Link" text:visited-style-name="Index_20_Link"><text:span text:style-name="Main_20_index_20_entry">The steps towards a full-blown system</text:span></text:a><text:a xlink:type="simple" xlink:href="#__RefHeading__2921_1831241629" text:style-name="Index_20_Link" text:visited-style-name="Index_20_Link"><text:tab/>3</text:a></text:p>
          <text:p text:style-name="P155"><text:tab/><text:a xlink:type="simple" xlink:href="#__RefHeading__2923_1831241629" text:style-name="Index_20_Link" text:visited-style-name="Index_20_Link">1.3<text:tab/> </text:a><text:a xlink:type="simple" xlink:href="#__RefHeading__2923_1831241629" text:style-name="Index_20_Link" text:visited-style-name="Index_20_Link"><text:span text:style-name="Main_20_index_20_entry">Important setup in analogue world</text:span></text:a><text:a xlink:type="simple" xlink:href="#__RefHeading__2923_1831241629" text:style-name="Index_20_Link" text:visited-style-name="Index_20_Link"><text:tab/>4</text:a></text:p>
          <text:p text:style-name="P154"><text:a xlink:type="simple" xlink:href="#__RefHeading__2055_1497653765" text:style-name="Index_20_Link" text:visited-style-name="Index_20_Link">2<text:tab/>The main elements: Places and effects<text:tab/>4</text:a></text:p>
          <text:h text:style-name="P156" text:outline-level="3"><text:tab/><text:a xlink:type="simple" xlink:href="#__RefHeading__2057_1497653765" text:style-name="Index_20_Link" text:visited-style-name="Index_20_Link">2.1.1 <text:tab/>Place<text:tab/>4</text:a></text:h>
          <text:h text:style-name="P156" text:outline-level="3"><text:tab/><text:a xlink:type="simple" xlink:href="#__RefHeading__2059_1497653765" text:style-name="Index_20_Link" text:visited-style-name="Index_20_Link">2.1.2 <text:tab/>Effect<text:tab/>4</text:a></text:h>
          <text:h text:style-name="P156" text:outline-level="3"><text:tab/><text:a xlink:type="simple" xlink:href="#__RefHeading__2061_1497653765" text:style-name="Index_20_Link" text:visited-style-name="Index_20_Link">2.1.3 <text:tab/>Relations between them<text:tab/>5</text:a></text:h>
          <text:p text:style-name="P155"><text:tab/><text:a xlink:type="simple" xlink:href="#__RefHeading__2063_1497653765" text:style-name="Index_20_Link" text:visited-style-name="Index_20_Link">2.2<text:tab/> </text:a><text:a xlink:type="simple" xlink:href="#__RefHeading__2063_1497653765" text:style-name="Index_20_Link" text:visited-style-name="Index_20_Link"><text:span text:style-name="Main_20_index_20_entry">Use of words</text:span></text:a><text:a xlink:type="simple" xlink:href="#__RefHeading__2063_1497653765" text:style-name="Index_20_Link" text:visited-style-name="Index_20_Link"><text:tab/>5</text:a></text:p>
          <text:p text:style-name="P155"><text:tab/><text:a xlink:type="simple" xlink:href="#__RefHeading__2065_1497653765" text:style-name="Index_20_Link" text:visited-style-name="Index_20_Link">2.3<text:tab/> </text:a><text:a xlink:type="simple" xlink:href="#__RefHeading__2065_1497653765" text:style-name="Index_20_Link" text:visited-style-name="Index_20_Link"><text:span text:style-name="Main_20_index_20_entry">Tables</text:span></text:a><text:a xlink:type="simple" xlink:href="#__RefHeading__2065_1497653765" text:style-name="Index_20_Link" text:visited-style-name="Index_20_Link"><text:tab/>5</text:a></text:p>
          <text:p text:style-name="P154"><text:a xlink:type="simple" xlink:href="#__RefHeading__2067_1497653765" text:style-name="Index_20_Link" text:visited-style-name="Index_20_Link">3<text:tab/>Features of both the 'Places' and the 'Effects' tables<text:tab/>5</text:a></text:p>
          <text:p text:style-name="P155"><text:tab/><text:a xlink:type="simple" xlink:href="#__RefHeading__1782_1580080953" text:style-name="Index_20_Link" text:visited-style-name="Index_20_Link">3.1<text:tab/> </text:a><text:a xlink:type="simple" xlink:href="#__RefHeading__1782_1580080953" text:style-name="Index_20_Link" text:visited-style-name="Index_20_Link"><text:span text:style-name="Main_20_index_20_entry">Database description table rows</text:span></text:a><text:a xlink:type="simple" xlink:href="#__RefHeading__1782_1580080953" text:style-name="Index_20_Link" text:visited-style-name="Index_20_Link"><text:tab/>5</text:a></text:p>
          <text:h text:style-name="P156" text:outline-level="3"><text:tab/><text:a xlink:type="simple" xlink:href="#__RefHeading__1197_653237841" text:style-name="Index_20_Link" text:visited-style-name="Index_20_Link">3.1.1 <text:tab/>Field category<text:tab/>5</text:a></text:h>
          <text:h text:style-name="P156" text:outline-level="3"><text:tab/><text:a xlink:type="simple" xlink:href="#__RefHeading__2440_424702182" text:style-name="Index_20_Link" text:visited-style-name="Index_20_Link">3.1.2 <text:tab/>Field implementation<text:tab/>6</text:a></text:h>
          <text:h text:style-name="P156" text:outline-level="3"><text:tab/><text:a xlink:type="simple" xlink:href="#__RefHeading__546_269973366" text:style-name="Index_20_Link" text:visited-style-name="Index_20_Link">3.1.3 <text:tab/>Central Database requirement<text:tab/>6</text:a></text:h>
          <text:h text:style-name="P156" text:outline-level="3"><text:tab/><text:a xlink:type="simple" xlink:href="#__RefHeading__2793_617483982" text:style-name="Index_20_Link" text:visited-style-name="Index_20_Link">3.1.4 <text:tab/>Connect Web Application requirement<text:tab/>6</text:a></text:h>
          <text:h text:style-name="P156" text:outline-level="3"><text:tab/><text:a xlink:type="simple" xlink:href="#__RefHeading__2795_617483982" text:style-name="Index_20_Link" text:visited-style-name="Index_20_Link">3.1.5 <text:tab/>Explanation<text:tab/>6</text:a></text:h>
          <text:h text:style-name="P156" text:outline-level="3"><text:tab/><text:a xlink:type="simple" xlink:href="#__RefHeading__548_269973366" text:style-name="Index_20_Link" text:visited-style-name="Index_20_Link">3.1.6 <text:tab/>Field name(s)<text:tab/>6</text:a></text:h>
          <text:h text:style-name="P156" text:outline-level="3"><text:tab/><text:a xlink:type="simple" xlink:href="#__RefHeading__2071_1497653765" text:style-name="Index_20_Link" text:visited-style-name="Index_20_Link">3.1.7 <text:tab/>Field type<text:tab/>6</text:a></text:h>
          <text:h text:style-name="P156" text:outline-level="3"><text:tab/><text:a xlink:type="simple" xlink:href="#__RefHeading__550_269973366" text:style-name="Index_20_Link" text:visited-style-name="Index_20_Link">3.1.8 <text:tab/>Reference to master field in other table<text:tab/>7</text:a></text:h>
          <text:h text:style-name="P156" text:outline-level="3"><text:tab/><text:a xlink:type="simple" xlink:href="#__RefHeading__552_269973366" text:style-name="Index_20_Link" text:visited-style-name="Index_20_Link">3.1.9 <text:tab/>Variable Type (including possible values)<text:tab/>7</text:a></text:h>
          <text:h text:style-name="P156" text:outline-level="3"><text:tab/><text:a xlink:type="simple" xlink:href="#__RefHeading__2073_1497653765" text:style-name="Index_20_Link" text:visited-style-name="Index_20_Link">3.1.10 <text:tab/>Field optionality<text:tab/>7</text:a></text:h>
          <text:p text:style-name="P155"><text:tab/><text:a xlink:type="simple" xlink:href="#__RefHeading__2075_1497653765" text:style-name="Index_20_Link" text:visited-style-name="Index_20_Link">3.2<text:tab/> </text:a><text:a xlink:type="simple" xlink:href="#__RefHeading__2075_1497653765" text:style-name="Index_20_Link" text:visited-style-name="Index_20_Link"><text:span text:style-name="Main_20_index_20_entry">Explanation of database table columns: Data fields of the Places table</text:span></text:a><text:a xlink:type="simple" xlink:href="#__RefHeading__2075_1497653765" text:style-name="Index_20_Link" text:visited-style-name="Index_20_Link"><text:tab/>7</text:a></text:p>
          <text:h text:style-name="P156" text:outline-level="3"><text:tab/><text:a xlink:type="simple" xlink:href="#__RefHeading__2442_424702182" text:style-name="Index_20_Link" text:visited-style-name="Index_20_Link">3.2.1 <text:tab/>Field category 'technical'<text:tab/>7</text:a></text:h>
          <text:h text:style-name="P156" text:outline-level="3"><text:tab/><text:a xlink:type="simple" xlink:href="#__RefHeading__2444_424702182" text:style-name="Index_20_Link" text:visited-style-name="Index_20_Link">3.2.2 <text:tab/>Field category 'metadata'<text:tab/>8</text:a></text:h>
          <text:h text:style-name="P156" text:outline-level="3"><text:tab/><text:a xlink:type="simple" xlink:href="#__RefHeading__2446_424702182" text:style-name="Index_20_Link" text:visited-style-name="Index_20_Link">3.2.3 <text:tab/>Field category 'common'<text:tab/>8</text:a></text:h>
          <text:h text:style-name="P156" text:outline-level="3"><text:tab/><text:a xlink:type="simple" xlink:href="#__RefHeading__2448_424702182" text:style-name="Index_20_Link" text:visited-style-name="Index_20_Link">3.2.4 <text:tab/>Field category 'special'<text:tab/>9</text:a></text:h>
          <text:p text:style-name="P155"><text:tab/><text:a xlink:type="simple" xlink:href="#__RefHeading__2450_424702182" text:style-name="Index_20_Link" text:visited-style-name="Index_20_Link">3.3<text:tab/> </text:a><text:a xlink:type="simple" xlink:href="#__RefHeading__2450_424702182" text:style-name="Index_20_Link" text:visited-style-name="Index_20_Link"><text:span text:style-name="Main_20_index_20_entry">Data fields of the Effects table</text:span></text:a><text:a xlink:type="simple" xlink:href="#__RefHeading__2450_424702182" text:style-name="Index_20_Link" text:visited-style-name="Index_20_Link"><text:tab/>9</text:a></text:p>
          <text:p text:style-name="P155"><text:tab/><text:a xlink:type="simple" xlink:href="#__RefHeading__2452_424702182" text:style-name="Index_20_Link" text:visited-style-name="Index_20_Link">3.4<text:tab/> </text:a><text:a xlink:type="simple" xlink:href="#__RefHeading__2452_424702182" text:style-name="Index_20_Link" text:visited-style-name="Index_20_Link"><text:span text:style-name="Main_20_index_20_entry">LangCodes table</text:span></text:a><text:a xlink:type="simple" xlink:href="#__RefHeading__2452_424702182" text:style-name="Index_20_Link" text:visited-style-name="Index_20_Link"><text:tab/>11</text:a></text:p>
          <text:p text:style-name="P155"><text:tab/><text:a xlink:type="simple" xlink:href="#__RefHeading__2454_424702182" text:style-name="Index_20_Link" text:visited-style-name="Index_20_Link">3.5<text:tab/> </text:a><text:a xlink:type="simple" xlink:href="#__RefHeading__2454_424702182" text:style-name="Index_20_Link" text:visited-style-name="Index_20_Link"><text:span text:style-name="Main_20_index_20_entry">Units table</text:span></text:a><text:a xlink:type="simple" xlink:href="#__RefHeading__2454_424702182" text:style-name="Index_20_Link" text:visited-style-name="Index_20_Link"><text:tab/>11</text:a></text:p>
          <text:p text:style-name="P155"><text:tab/><text:a xlink:type="simple" xlink:href="#__RefHeading__5410_1881940254" text:style-name="Index_20_Link" text:visited-style-name="Index_20_Link">3.6<text:tab/> </text:a><text:a xlink:type="simple" xlink:href="#__RefHeading__5410_1881940254" text:style-name="Index_20_Link" text:visited-style-name="Index_20_Link"><text:span text:style-name="Main_20_index_20_entry">Pictures table</text:span></text:a><text:a xlink:type="simple" xlink:href="#__RefHeading__5410_1881940254" text:style-name="Index_20_Link" text:visited-style-name="Index_20_Link"><text:tab/>12</text:a></text:p>
          <text:p text:style-name="P154"><text:a xlink:type="simple" xlink:href="#__RefHeading__5412_1881940254" text:style-name="Index_20_Link" text:visited-style-name="Index_20_Link">4<text:tab/>User interface<text:tab/>12</text:a></text:p>
          <text:p text:style-name="P155"><text:tab/><text:a xlink:type="simple" xlink:href="#__RefHeading__2811_617483982" text:style-name="Index_20_Link" text:visited-style-name="Index_20_Link">4.1<text:tab/> </text:a><text:a xlink:type="simple" xlink:href="#__RefHeading__2811_617483982" text:style-name="Index_20_Link" text:visited-style-name="Index_20_Link"><text:span text:style-name="Main_20_index_20_entry">Trust users</text:span></text:a><text:a xlink:type="simple" xlink:href="#__RefHeading__2811_617483982" text:style-name="Index_20_Link" text:visited-style-name="Index_20_Link"><text:tab/>12</text:a></text:p>
          <text:p text:style-name="P155"><text:tab/><text:a xlink:type="simple" xlink:href="#__RefHeading__2813_617483982" text:style-name="Index_20_Link" text:visited-style-name="Index_20_Link">4.2<text:tab/> </text:a><text:a xlink:type="simple" xlink:href="#__RefHeading__2813_617483982" text:style-name="Index_20_Link" text:visited-style-name="Index_20_Link"><text:span text:style-name="Main_20_index_20_entry">What the interface must be able to do</text:span></text:a><text:a xlink:type="simple" xlink:href="#__RefHeading__2813_617483982" text:style-name="Index_20_Link" text:visited-style-name="Index_20_Link"><text:tab/>12</text:a></text:p>
          <text:h text:style-name="P156" text:outline-level="3"><text:tab/><text:a xlink:type="simple" xlink:href="#__RefHeading__2815_617483982" text:style-name="Index_20_Link" text:visited-style-name="Index_20_Link">4.2.1 <text:tab/>Search<text:tab/>12</text:a></text:h>
          <text:h text:style-name="P156" text:outline-level="3"><text:tab/><text:a xlink:type="simple" xlink:href="#__RefHeading__566_26997336611" text:style-name="Index_20_Link" text:visited-style-name="Index_20_Link">4.2.2 <text:tab/>Display data records<text:tab/>12</text:a></text:h>
          <text:h text:style-name="P156" text:outline-level="3"><text:tab/><text:a xlink:type="simple" xlink:href="#__RefHeading__568_26997336611" text:style-name="Index_20_Link" text:visited-style-name="Index_20_Link">4.2.3 <text:tab/> Data entry<text:tab/>13</text:a></text:h>
          <text:h text:style-name="P156" text:outline-level="3"><text:tab/><text:a xlink:type="simple" xlink:href="#__RefHeading__2817_617483982" text:style-name="Index_20_Link" text:visited-style-name="Index_20_Link">4.2.4 <text:tab/>Necessary Research<text:tab/>14</text:a></text:h>
          <text:p text:style-name="P154"><text:a xlink:type="simple" xlink:href="#__RefHeading__2819_617483982" text:style-name="Index_20_Link" text:visited-style-name="Index_20_Link">5<text:tab/>Comments on data entry<text:tab/>14</text:a></text:p>
          <text:p text:style-name="P154"><text:a xlink:type="simple" xlink:href="#__RefHeading__2930_617483982" text:style-name="Index_20_Link" text:visited-style-name="Index_20_Link">6<text:tab/>Concluding remarks<text:tab/>14</text:a></text:p>
        </text:index-body>
      </text:table-of-content>
      <text:h text:style-name="P138" text:outline-level="1" text:is-list-header="true"/>
      <text:h text:style-name="P141" text:outline-level="1"><text:bookmark-start text:name="__RefHeading__524_269973366"/>Project description<text:bookmark-end text:name="__RefHeading__524_269973366"/></text:h>
      <text:p text:style-name="P110">This is the functional specification for a system that supports users in managing data about available economic resources. The aim of the combined system is to create the <text:span text:style-name="T66">market information</text:span> commons for sustainable supplies <text:span text:style-name="T66">and</text:span> providers of these supplies. <text:span text:style-name="T66">It also wants to </text:span>connect the actors of a sustainable economy. To this end, the design of a combined system of a central database and connected web applications is proposed in this document. The combined system is intended to serve as a technical backbone for a number of on-line communities working on sustainable business <text:span text:style-name="T67">practices</text:span>. Their supporters can feed static data into <text:span text:style-name="T67">the</text:span> shared central database and therefore can avoid duplicating their efforts.</text:p>
      <text:p text:style-name="P110"/>
      <text:p text:style-name="P64"><text:span text:style-name="T67">'</text:span>MarketCommons<text:span text:style-name="T67">'</text:span> has been chosen as a working title <text:span text:style-name="T66">as a play with the two concepts. The data treasure created is the commons of market information.</text:span></text:p>
      <text:p text:style-name="P15"/>
      <text:h text:style-name="P131" text:outline-level="2"><text:bookmark-start text:name="__RefHeading__2919_1831241629"/>Preliminary remarks<text:bookmark-end text:name="__RefHeading__2919_1831241629"/></text:h>
      <text:p text:style-name="P112">This document will evolve according to the idea of the 'minimum viable product'. Therefore, in the beginning it will describe only the most important and most <text:span text:style-name="T67">urgently</text:span> needed functionalities. <text:span text:style-name="T67">They constitute already a working system. Along the path outlined below, it will develop into a more powerful tool with more convenient features. </text:span></text:p>
      <text:p text:style-name="P112"/>
      <text:p text:style-name="P112"><text:span text:style-name="T67">In this document</text:span></text:p>
      <text:p text:style-name="P112"><text:span text:style-name="T67">Important items that have special meaning in this document will be written in c</text:span>apital letters,<text:span text:style-name="T14"> from this point on</text:span>. <text:span text:style-name="T67">Because this helps readability without being very beautiful, it is not used for user communication, except in v</text:span><text:span text:style-name="T63">a</text:span><text:span text:style-name="T64">riable nam</text:span><text:span text:style-name="T65">es.</text:span></text:p>
      <text:p text:style-name="P109"/>
      <text:p text:style-name="P113">Building on existing work</text:p>
      <text:p text:style-name="P18"><text:span text:style-name="T14">The basic steps for the development of the Combined System consisting of the Central Database and the Connected Web Applications start, of course, with the Central Database. A basic Central Database already exists with Markus Kohlhase's OpenFairDB (</text:span><text:a xlink:type="simple" xlink:href="http://www.openfairdb.org/" text:style-name="Internet_20_link" text:visited-style-name="Visited_20_Internet_20_Link">http://www.openfairdb.org</text:a><text:span text:style-name="T13">).</text:span><text:span text:style-name="T14"> Unfortunately for the author, he is a quick thicker and programmer so the document will run after him a little instead of giving him guidance for his development. It will nevertheless try to get some features into his progressive work.</text:span></text:p>
      <text:p text:style-name="P18"/>
      <text:h text:style-name="P131" text:outline-level="2"><text:bookmark-start text:name="__RefHeading__2921_1831241629"/>The steps towards a full-blown system<text:bookmark-end text:name="__RefHeading__2921_1831241629"/></text:h>
      <text:p text:style-name="P113">Step 1: Data structure definition</text:p>
      <text:p text:style-name="P19">First, the initial milestone of this functional specification will be the descriptions of the businesses JSON file and the products JSON file, <text:span text:style-name="T15">along with explanations of the rationale behind them. In the current version of OpenFairDB a JSON description of a combined Event/Business/Initiave item exists already, but the products data structure will be really something new.</text:span></text:p>
      <text:p text:style-name="P19"/>
      <text:p text:style-name="P113">Step 2: Product and Service functionality </text:p>
      <text:p text:style-name="P20">Second, there will be a specification for products <text:span text:style-name="T16">management</text:span> in a Connected Web Application. Data entry is done on web sites linked to the Central Database. For OpenFairDB, the first Connected Web Application<text:span text:style-name="T16">s</text:span> already exists: <text:a xlink:type="simple" xlink:href="https://www.kartevonmorgen.org/" text:style-name="Internet_20_link" text:visited-style-name="Visited_20_Internet_20_Link">https://www.kartevonmorgen.org/</text:a> <text:span text:style-name="T16">written by Markus and run by the initiative 'von morgen'. The specification will contain</text:span> the <text:span text:style-name="T16">product </text:span>data entry page, the product search <text:soft-page-break/>page and the product information page.</text:p>
      <text:p text:style-name="P20"/>
      <text:p text:style-name="P113">Step 3: Valuations</text:p>
      <text:p text:style-name="P21">The next, the third, step will be about the valuations. The document will contain two additional tables about valuation categories and valuation that can be given to products and businesses in these categories. The challenge will be to allow every Connected Web Application to offer their own valuation categories, but also to keep the system open to allow for usage of valuations of other Connected Web Applications that are considered useful.</text:p>
      <text:p text:style-name="P21"/>
      <text:p text:style-name="P113">Step 4: User registration</text:p>
      <text:p text:style-name="P21">Fourth, the next step of this document will make suggestions about the <text:span text:style-name="T17">treatment of users, registered users, and people responsible for businesses.</text:span></text:p>
      <text:p text:style-name="P21"/>
      <text:p text:style-name="P113">Step 5: Cumulated effects</text:p>
      <text:p text:style-name="P22">Fifth, the next version of the specification will make suggestions about the aggregation of certain items in the supply chain of a given product, i.e. how much CO<text:span text:style-name="T19">2</text:span> is contained this product? How much virtual water has been used to make it? <text:span text:style-name="T20">Regarding valuations, f</text:span>irst thoughts and ideas about inheritance of valuations will be made. This will be a starting point for further research by other people rather than a finished functionality. Also, a JSON description <text:span text:style-name="T18">for the data structure for managing hyper-links will be provided.</text:span></text:p>
      <text:p text:style-name="P22"/>
      <text:h text:style-name="P131" text:outline-level="2"><text:bookmark-start text:name="__RefHeading__2923_1831241629"/>Important setup in analogue world<text:bookmark-end text:name="__RefHeading__2923_1831241629"/></text:h>
      <text:p text:style-name="P108"><text:span text:style-name="T18">Apart from the code, the a</text:span>dministration <text:span text:style-name="T6">of the actual system will be organized to be self-managed by </text:span>registered users and passers-by. <text:span text:style-name="T6">A suitable consensus-democratic management system to achieve that needs to be implemented, but is out of the scope of this document. </text:span></text:p>
      <text:p text:style-name="P108"/>
      <text:h text:style-name="Heading_20_1" text:outline-level="1"><text:bookmark-start text:name="__RefHeading__2055_1497653765"/>The main elements: Places and effects<text:bookmark-end text:name="__RefHeading__2055_1497653765"/></text:h>
      <text:p text:style-name="P117"/>
      <text:p text:style-name="P118"><text:span text:style-name="T67">This is the basic foo of the document: </text:span></text:p>
      <text:p text:style-name="P118"/>
      <text:p text:style-name="P118">The <text:span text:style-name="T20">subject</text:span> of <text:span text:style-name="T20">the market information commons</text:span> <text:span text:style-name="T20">can be described entirely by</text:span> places and effects:</text:p>
      <text:p text:style-name="P25"/>
      <text:h text:style-name="Heading_20_3" text:outline-level="3"><text:bookmark-start text:name="__RefHeading__2057_1497653765"/>Place<text:bookmark-end text:name="__RefHeading__2057_1497653765"/></text:h>
      <text:p text:style-name="P25">Every place where something happens is a place, <text:span text:style-name="T20">ie e</text:span>very shop, facility, event hall, venue, point-of-sale is a place. </text:p>
      <text:p text:style-name="P25"/>
      <text:h text:style-name="Heading_20_3" text:outline-level="3"><text:bookmark-start text:name="__RefHeading__2059_1497653765"/>Effect<text:bookmark-end text:name="__RefHeading__2059_1497653765"/></text:h>
      <text:p text:style-name="P25">Everything that happens or is produced in a place is an effect. All <text:span text:style-name="T20">good things – </text:span>products, services, natural resources – <text:span text:style-name="T20">and all bad things – </text:span>pollutions, scarcities, whatsoever – are effects. </text:p>
      <text:p text:style-name="P25"/>
      <text:h text:style-name="Heading_20_3" text:outline-level="3"><text:bookmark-start text:name="__RefHeading__2061_1497653765"/><text:soft-page-break/>Relations between them<text:bookmark-end text:name="__RefHeading__2061_1497653765"/></text:h>
      <text:p text:style-name="P26">Places can be nested in other places. <text:span text:style-name="T21">This helps to locate Places.</text:span></text:p>
      <text:p text:style-name="P26"/>
      <text:p text:style-name="P26">Effects are usually composed of other effects. <text:span text:style-name="T21">This very simple principle will hopefully help the users to see through the complicated supply chains in today's world economy.</text:span></text:p>
      <text:p text:style-name="P26"/>
      <text:p text:style-name="P90">The effects that are available at a place can be part of the dataset of the place. <text:span text:style-name="T68">Effects contain the ID of their producers.</text:span></text:p>
      <text:p text:style-name="P90"/>
      <text:p text:style-name="P119">Only places have a (geo-)location. Effects currently do not have this as they are normally linked to Places. The project is open for user input in this matter.</text:p>
      <text:p text:style-name="P90"/>
      <text:h text:style-name="Heading_20_2" text:outline-level="2"><text:bookmark-start text:name="__RefHeading__2063_1497653765"/>Use of words<text:bookmark-end text:name="__RefHeading__2063_1497653765"/></text:h>
      <text:p text:style-name="P4">This document uses the terms 'business' and 'economic' for simplicity. Because some people are allergic to these and related expressions, it is important to stress that when 'business' is used it also means all sorts of initiatives, community centers, for-profit-businesses, free shops – all that you can imagine where effects are exchanged. 'Economic' is used much in the original sense of the word which comes from the ancient Greek word for 'household'. So all the <text:span text:style-name="T68">p</text:span>laces and <text:span text:style-name="T68">e</text:span>ffects that affect consumers<text:span text:style-name="T68">'</text:span> well-being are part of <text:span text:style-name="T68">the economy</text:span> <text:span text:style-name="T21">whether they are connected to financial flows or not.</text:span></text:p>
      <text:p text:style-name="P3"/>
      <text:h text:style-name="P132" text:outline-level="2"><text:bookmark-start text:name="__RefHeading__2065_1497653765"/>Tables<text:bookmark-end text:name="__RefHeading__2065_1497653765"/></text:h>
      <text:p text:style-name="P27">The main contribution of this first part of the functional specification are the tables for Places and Effects. The next sections will describe the main ideas behind both tables and, where needed, the meaning of theirs rows as well as their columns. The format of tables has been chosen to present the data structure in this text. In the code they will be represented by JSON files. </text:p>
      <text:p text:style-name="P27"/>
      <text:p text:style-name="P17">In order to express the existence of <text:span text:style-name="T68">embedded tables in</text:span> tables, the connotation “1...X” is used <text:span text:style-name="T22">in the table templates. Where applicable in the respective rows of the table templates, references to master fields in other tables are given to avoid duplication of information and to make relations. This is explained in a section below.</text:span></text:p>
      <text:p text:style-name="P17"/>
      <text:p text:style-name="P121"><text:span text:style-name="T68">The table templates can be found</text:span> in the file MarketCommons_Data<text:span text:style-name="T46">b</text:span>ase_vX.XXX.ods</text:p>
      <text:p text:style-name="P17"/>
      <text:h text:style-name="P139" text:outline-level="1"><text:bookmark-start text:name="__RefHeading__2067_1497653765"/>Features of both the 'Places' and the 'Effects' tables<text:bookmark-end text:name="__RefHeading__2067_1497653765"/></text:h>
      <text:p text:style-name="P28">The tables in the functional specification share common elements. Especially, the Places and the Effects tables share the full set of common features.</text:p>
      <text:h text:style-name="P133" text:outline-level="2"><text:bookmark-start text:name="__RefHeading__1782_1580080953"/>Database description table rows<text:bookmark-end text:name="__RefHeading__1782_1580080953"/></text:h>
      <text:p text:style-name="P28">All the table templates share the same structure of rows. <text:span text:style-name="T69">It is</text:span> explained below.</text:p>
      <text:h text:style-name="P142" text:outline-level="3"><text:bookmark-start text:name="__RefHeading__1197_653237841"/>Field <text:span text:style-name="T5">category</text:span><text:bookmark-end text:name="__RefHeading__1197_653237841"/></text:h>
      <text:p text:style-name="P28">The first row <text:span text:style-name="T23">'Field category'</text:span> shows to which category the database fields belong to. The database fields are shown as columns of the tables.</text:p>
      <text:p text:style-name="P28"><text:soft-page-break/><text:s/></text:p>
      <text:p text:style-name="P29">technical: <text:span text:style-name="T73">These data fields are technical fields that every entry in every table needs or could need.</text:span></text:p>
      <text:p text:style-name="P29"/>
      <text:p text:style-name="P30">metadata: <text:span text:style-name="T69">Interesting d</text:span>ata <text:span text:style-name="T69">about </text:span>the record entry but not <text:span text:style-name="T69">the actual content of <text:s/>the </text:span>record.</text:p>
      <text:p text:style-name="P29"/>
      <text:p text:style-name="P30">common: <text:span text:style-name="T23">These f</text:span>ield<text:span text:style-name="T23">s are</text:span> used in all tables <text:span text:style-name="T23">if applicable. They contain information that is interesting in the records of all tables.</text:span></text:p>
      <text:p text:style-name="P29"/>
      <text:p text:style-name="P30">special: <text:span text:style-name="T23">These fields apply</text:span> only <text:span text:style-name="T23">to the content data stored </text:span>in <text:span text:style-name="T69">one of the</text:span> table<text:span text:style-name="T69">s</text:span>. <text:span text:style-name="T23">They are different in each table.</text:span></text:p>
      <text:p text:style-name="P30"/>
      <text:h text:style-name="P143" text:outline-level="3"><text:bookmark-start text:name="__RefHeading__2440_424702182"/>Field implementation<text:bookmark-end text:name="__RefHeading__2440_424702182"/></text:h>
      <text:p text:style-name="P41">This row contains information about the actual time when this field will be implemented for use by the Connected Web Applications.</text:p>
      <text:p text:style-name="P41"/>
      <text:h text:style-name="P146" text:outline-level="3"><text:bookmark-start text:name="__RefHeading__546_269973366"/>Central Database requirement<text:bookmark-end text:name="__RefHeading__546_269973366"/></text:h>
      <text:p text:style-name="P66">This line contains things the Central Database needs to be able to do to work well with the Connected Web Applications.</text:p>
      <text:p text:style-name="P66"/>
      <text:h text:style-name="P146" text:outline-level="3"><text:bookmark-start text:name="__RefHeading__2793_617483982"/>Connect Web Application requirement<text:bookmark-end text:name="__RefHeading__2793_617483982"/></text:h>
      <text:p text:style-name="P66">This line contains hints towards the minimal set of what Connected Web Application need to be able to do <text:span text:style-name="T69">for compliance with the Central Database.</text:span></text:p>
      <text:p text:style-name="P66"/>
      <text:h text:style-name="P144" text:outline-level="3"><text:bookmark-start text:name="__RefHeading__2795_617483982"/>Explanation<text:bookmark-end text:name="__RefHeading__2795_617483982"/></text:h>
      <text:p text:style-name="P23">This <text:span text:style-name="T23">information </text:span>is for the developer <text:span text:style-name="T70">about</text:span> meaning of the fields. It can also be used in the web application <text:span text:style-name="T23">as “tool tips” </text:span>to tell users how to fill the fields. <text:span text:style-name="T23">Tool tips in other languages are needed at a later stage in the development and should be linked to the language management of the Connected Web Applications.</text:span></text:p>
      <text:p text:style-name="P23"/>
      <text:h text:style-name="P147" text:outline-level="3"><text:bookmark-start text:name="__RefHeading__548_269973366"/>Field name(s)<text:bookmark-end text:name="__RefHeading__548_269973366"/></text:h>
      <text:p text:style-name="P31">These are the field names of the database. They are unique throughout the database.</text:p>
      <text:h text:style-name="P145" text:outline-level="3" text:is-list-header="true"/>
      <text:h text:style-name="P145" text:outline-level="3"><text:bookmark-start text:name="__RefHeading__2071_1497653765"/>Field type<text:bookmark-end text:name="__RefHeading__2071_1497653765"/></text:h>
      <text:p text:style-name="P32">'Field type' can be either “single value” or “table”. This is why the 'Field name' rows in some columns contain more than one field name separated by “|”.</text:p>
      <text:p text:style-name="P33"/>
      <text:p text:style-name="P32">This documents assumes a NoSQL database as the backbone of the Central Database. Field type 'table' means that a small nested table is needed, but not a fully featured main table as the Effects table, for instance. <text:span text:style-name="T24">The structure should be usable without any problem for the Neo4J graph database that </text:span><text:soft-page-break/><text:span text:style-name="T24">OpenFairDB employs.</text:span></text:p>
      <text:p text:style-name="P23"/>
      <text:h text:style-name="P142" text:outline-level="3"><text:bookmark-start text:name="__RefHeading__550_269973366"/>Reference to master field in other table<text:bookmark-end text:name="__RefHeading__550_269973366"/></text:h>
      <text:p text:style-name="P23"><text:span text:style-name="T24">In order to a</text:span>void duplication of information, <text:span text:style-name="T71">some fields can or have to contain references to fields in other tables. Wherever a field name is given in this row, a value from another table needs to be provided. The Connected Web Application needs some functionality to allow the user to search and choose these entries and establish proper relations. Sometimes, as for example in the component list, references are made to other fields in the same table.</text:span></text:p>
      <text:p text:style-name="P23"/>
      <text:h text:style-name="P148" text:outline-level="3"><text:bookmark-start text:name="__RefHeading__552_269973366"/><text:span text:style-name="T3">Variable Type (including p</text:span>ossible values<text:span text:style-name="T3">)</text:span><text:bookmark-end text:name="__RefHeading__552_269973366"/></text:h>
      <text:p text:style-name="P34">This table row suggests a variable type for the variables named in the 'Field names' row: <text:span text:style-name="T5">string,double float point, datetime, long integer, boolean, memo field.</text:span></text:p>
      <text:p text:style-name="P34"/>
      <text:p text:style-name="P34">They are subject to change in case of better suggestions by the database developers.</text:p>
      <text:p text:style-name="P34"/>
      <text:p text:style-name="P24">In case a field can only be filled with a <text:span text:style-name="T25">pre-agreed set </text:span>of values this is stated in the 'Variable Type' line in the field description tables.</text:p>
      <text:p text:style-name="P24"/>
      <text:h text:style-name="P149" text:outline-level="3"><text:bookmark-start text:name="__RefHeading__2073_1497653765"/>Field optionality<text:bookmark-end text:name="__RefHeading__2073_1497653765"/></text:h>
      <text:p text:style-name="P34">This row says whether a field needs to be filled or <text:span text:style-name="T71">not</text:span> during data entry by a user. Connected Web Application <text:span text:style-name="T71">need to</text:span> mark the<text:span text:style-name="T71">se</text:span> fields in their forms.</text:p>
      <text:p text:style-name="P122"/>
      <text:p text:style-name="P127"><text:span text:style-name="T72">The next</text:span> sections contain explanations regarding the data fields <text:span text:style-name="T72">of</text:span> the tables.</text:p>
      <text:p text:style-name="P127"/>
      <text:h text:style-name="P134" text:outline-level="2"><text:bookmark-start text:name="__RefHeading__2075_1497653765"/>Explanation of database table columns: Data fields <text:span text:style-name="T34">of the Places table</text:span><text:bookmark-end text:name="__RefHeading__2075_1497653765"/></text:h>
      <text:p text:style-name="P36"><text:span text:style-name="T72">The data fields of the Places records </text:span>are represented by the columns of the table template.</text:p>
      <text:p text:style-name="P36"/>
      <text:p text:style-name="P43">Please read the following sections in tandem with the table template file. This document only contains information where the Explanation row does not provide self-explanatory information.</text:p>
      <text:p text:style-name="P35"/>
      <text:h text:style-name="Heading_20_3" text:outline-level="3"><text:bookmark-start text:name="__RefHeading__2442_424702182"/><text:span text:style-name="T27">Field category 't</text:span>echnical<text:span text:style-name="T27">'</text:span> <text:s text:c="5"/><text:bookmark-end text:name="__RefHeading__2442_424702182"/></text:h>
      <text:p text:style-name="P6"><text:span text:style-name="T26">These fields provide some technical functionality for use where</text:span> the database does not already have these features aboard. <text:span text:style-name="T47">For more information on each column, see the 'explanations' in the equally-named row.</text:span></text:p>
      <text:p text:style-name="P5"/>
      <text:p text:style-name="P7">PlaceSubSysCustom fields</text:p>
      <text:p text:style-name="P7">The fields of this embedded table are very versatile and can be <text:span text:style-name="T47">freely</text:span> used by the Connected Web Applications for <text:span text:style-name="T72">uses</text:span> that have not yet been implemented in the Central Database.</text:p>
      <text:p text:style-name="P2"/>
      <text:h text:style-name="Heading_20_3" text:outline-level="3"><text:bookmark-start text:name="__RefHeading__2444_424702182"/><text:soft-page-break/>Field category 'metadata'<text:bookmark-end text:name="__RefHeading__2444_424702182"/></text:h>
      <text:p text:style-name="P9"><text:span text:style-name="T47">These columns hold useful</text:span> data regarding the record, but not the <text:span text:style-name="T48">actual informational content</text:span> of the record.</text:p>
      <text:p text:style-name="P7"/>
      <text:p text:style-name="P14">PlaceModifierUserName</text:p>
      <text:p text:style-name="P14">The database should only start to collect and display back these once user<text:span text:style-name="T48">s</text:span> can use pseudo-anonymous user names of their choosing. </text:p>
      <text:p text:style-name="P8"/>
      <text:p text:style-name="P8">Place<text:span text:style-name="T32">Record</text:span>Status</text:p>
      <text:p text:style-name="P7">Place records entered by users have the status 'contributed'. The community self-managed administration of a Connected Web Application can set a <text:span text:style-name="T27">status to 'supported' as a kind of saved revision. In case a record is often vandalized by competing interest groups, these supported entries can serve as a source of trust.</text:span></text:p>
      <text:p text:style-name="P7"/>
      <text:h text:style-name="Heading_20_3" text:outline-level="3"><text:bookmark-start text:name="__RefHeading__2446_424702182"/>Field category 'common'<text:bookmark-end text:name="__RefHeading__2446_424702182"/></text:h>
      <text:p text:style-name="P10"><text:span text:style-name="T72">Fields in this category contain the c</text:span>ontent of the <text:span text:style-name="T72">record</text:span> that all or most of the tables have in common. <text:span text:style-name="T32">There is one important thing to note about the information given in the fields in category 'common' and 'special': Data entered in the categories 'technical' and 'metadata' are used in the background as a log on how the data was gathered. In contrast, newer entries to 'common' and 'special' fields enhance missing field values or supersede older field entries and constitute the combined record that is displayed to the user. </text:span></text:p>
      <text:p text:style-name="P71"/>
      <text:p text:style-name="P72"><text:span text:style-name="T72">In order to display the current set of data correctly the Central </text:span>Database <text:span text:style-name="T72">needs to be able to distinguish between whether the value in empty fields was '</text:span>deleted<text:span text:style-name="T72">' or '</text:span>never filled<text:span text:style-name="T72">'. When a user does not enter a new value in a field a former value is taken. When a user deletes the former value in that field it must be considered as blank.</text:span></text:p>
      <text:p text:style-name="P9"/>
      <text:p text:style-name="P9">PlaceIsDoubleOfID</text:p>
      <text:p text:style-name="P9">Users can use this field to indicate that there is a better entry for the same item with another ID. Combined Web Application can use this information to guide users to make their entries to the main dataset.</text:p>
      <text:p text:style-name="P9"/>
      <text:p text:style-name="P9">Place<text:span text:style-name="T28">T</text:span>ype</text:p>
      <text:p text:style-name="P11">This functional specification suggests the following set as <text:span text:style-name="T27">possible values </text:span>for PlaceType<text:span text:style-name="T27">:</text:span></text:p>
      <text:p text:style-name="P9"/>
      <text:p text:style-name="P9">Shop: <text:span text:style-name="T28">Place where consumers can get supplies. The word “shop” is only a simplification and does not mean that one has to pay for the supplies. A freeshop can be a “shop”.</text:span></text:p>
      <text:p text:style-name="P11"/>
      <text:p text:style-name="P9">Commons: <text:span text:style-name="T28">Natural or social resource that one can use in coordination with other members of the society. Example: Public park, where one can picnic and have a barbecue, or: the website Wikipedia.</text:span></text:p>
      <text:p text:style-name="P9"/>
      <text:p text:style-name="P9">Regulatory Body: <text:span text:style-name="T28">All initiatives, NGOs, governmental agencies that help to guide economic activity in a sensible way. It is important to stress the role of civil society organizations in this area.</text:span></text:p>
      <text:p text:style-name="P9"/>
      <text:p text:style-name="P9">Producer: <text:span text:style-name="T28">Places that are not “shops” in the sense that consumers can go there and get stuff. These are business-to-business suppliers.</text:span></text:p>
      <text:p text:style-name="P9"/>
      <text:p text:style-name="P9"><text:soft-page-break/>Service provider: <text:span text:style-name="T28">Places where the supply of goods is negligible with regard to the services provided. Examples: an event location, a university, a cleaning service.</text:span></text:p>
      <text:p text:style-name="P11"/>
      <text:p text:style-name="P12">PlaceDescription with PlaceDescLanguage</text:p>
      <text:p text:style-name="P12"><text:span text:style-name="T33">Now, here</text:span> are two important things <text:span text:style-name="T33">to note:</text:span></text:p>
      <text:p text:style-name="P12"/>
      <text:p text:style-name="P12">The PlaceDescription as well as other Descriptions throughout the project need to be of a data type that can be filled with lots of bytes of text in a markup language. The Connected Web Applications need to be able to display <text:span text:style-name="T48">the</text:span> rendered text in a nice way.</text:p>
      <text:p text:style-name="P12"/>
      <text:p text:style-name="P12">For all fields that can reasonable be filled in different languages there is the field for the embedded table that ends in ...Language. In this particular case you have an embedded table with two fields: PlaceDescription1...X | PlaceDescLanguage1...X. <text:span text:style-name="T29">The PlaceDescLanguage field needs to be filled by the user with ISO codes from the LangCodes table.</text:span></text:p>
      <text:p text:style-name="P12"/>
      <text:p text:style-name="P13">PlaceDatetime</text:p>
      <text:p text:style-name="Standard">The Combined Web Applications need to make sure to evaluate the two PlaceDatetimeKeywords: start, end. <text:span text:style-name="T29">This is useful for searching only up-to-date items.</text:span></text:p>
      <text:p text:style-name="Standard"/>
      <text:p text:style-name="P37">PlaceRequiredValCat</text:p>
      <text:p text:style-name="P37">This field is not used currently. It will be explained in the <text:span text:style-name="T74">future</text:span> documentation of Valuations and ValuationCategories.</text:p>
      <text:p text:style-name="P37"/>
      <text:p text:style-name="P39">PlaceLinkURL</text:p>
      <text:p text:style-name="P40"><text:span text:style-name="T31">In a future version of this documen</text:span>tation a new window will open where you can enter further details on the link. It will be connected to an extra table for URLs. For now, users can only enter the URLs.</text:p>
      <text:p text:style-name="P38"/>
      <text:h text:style-name="P153" text:outline-level="3"><text:bookmark-start text:name="__RefHeading__2448_424702182"/>Field category 'special<text:span text:style-name="T78">'</text:span><text:bookmark-end text:name="__RefHeading__2448_424702182"/></text:h>
      <text:p text:style-name="P37">Fields of this category only apply to the <text:span text:style-name="T49">records </text:span>for which this table is designed.</text:p>
      <text:p text:style-name="P37"/>
      <text:p text:style-name="P41">PlaceCoordinates</text:p>
      <text:p text:style-name="P41">This field description needs to be updated with input of the developers of OpenFairDB.</text:p>
      <text:p text:style-name="P41"/>
      <text:p text:style-name="P65">PlaceEmail</text:p>
      <text:p text:style-name="P65"><text:span text:style-name="T49">Connected Web Applications need to make up their minds about whether they want to collect and display</text:span> email address<text:span text:style-name="T49">es</text:span> exposing <text:span text:style-name="T49">Places</text:span> to spam.</text:p>
      <text:p text:style-name="P41"/>
      <text:p text:style-name="P43">PlaceOpen fields</text:p>
      <text:p text:style-name="P43">This embedded table is used to enter the opening times of the Place. Whether the data structure is useful or whether better ones exist, needs to be determined in discussions with the developers.</text:p>
      <text:p text:style-name="P42"/>
      <text:h text:style-name="P135" text:outline-level="2"><text:bookmark-start text:name="__RefHeading__2450_424702182"/>Data fields <text:span text:style-name="T34">of the Effects table</text:span><text:bookmark-end text:name="__RefHeading__2450_424702182"/></text:h>
      <text:p text:style-name="P43">This table does not repeat all the information that is <text:span text:style-name="T74">valid</text:span> for <text:span text:style-name="T74">both</text:span> the Places and Effects table. For any explanations about the meaning of technical, metadata, and common columns the section <text:span text:style-name="T74">above </text:span>about the Places table columns are highly recommended.</text:p>
      <text:p text:style-name="P43"/>
      <text:p text:style-name="P44"><text:soft-page-break/>EffectLinkURL</text:p>
      <text:p text:style-name="P44">An additional table for URL<text:span text:style-name="T35">s</text:span> and a corresponding form is planned for the future. <text:span text:style-name="T74">As of today URLs can simply be entered here.</text:span></text:p>
      <text:p text:style-name="P44"/>
      <text:p text:style-name="P45">Until now the Effects table was very straight forward. <text:span text:style-name="T74">The next fields are more interesting</text:span>. The next three have to be entered in accordance:</text:p>
      <text:p text:style-name="P44"/>
      <text:p text:style-name="P45">EffectTransferPhysicalQuantity</text:p>
      <text:p text:style-name="P45">Please enter the physical quantity <text:span text:style-name="T37">in which the effect is usually transferred, eg volume, mass, energy, or – although it is not a physical quantity – number.</text:span></text:p>
      <text:p text:style-name="P45"/>
      <text:p text:style-name="P46">EffectTransferUnit</text:p>
      <text:p text:style-name="P46">In this field, a unit that fits the <text:span text:style-name="T36">EffectTransferPhysicalQuantity </text:span>needs to be given, eg meter for something that is sold by length.</text:p>
      <text:p text:style-name="P46"/>
      <text:p text:style-name="P46">EffectTransferAmountNumber</text:p>
      <text:p text:style-name="P128">Here the amount or number of the unit in which the Effect is usually transferred needs to be provided <text:s/>by the user. Th<text:span text:style-name="T38">ese 3 fields</text:span> give us a<text:span text:style-name="T38">n important</text:span> data point that we need for the next steps. <text:span text:style-name="T38">We need this data point to build relations to other physical quantities associated with the effect:</text:span></text:p>
      <text:p text:style-name="Standard"/>
      <text:p text:style-name="Standard">EffectOtherTransferPhysicalQuantity</text:p>
      <text:p text:style-name="P47">In this embedded table, users c<text:span text:style-name="T38">an enter other physical quantities and amounts to which the main physical quantity corresponds, eg (1 cubic meter of biogas corresponds to) 11.36 kilo-watt hours of energy, comment: “if combustion is optimal”. Another entry for biogas could be: (the volume of 1 cubic meter corresponds to the) mass of 1.394 kilogram.</text:span></text:p>
      <text:p text:style-name="P47"/>
      <text:p text:style-name="P48">This embedded table for the EffectOtherTransferPhysicalQuantity fields can be used to calculate for instance a CO<text:span text:style-name="T19">2</text:span> footprint for a product by using the component list. <text:span text:style-name="T39">The component list</text:span> will be explained <text:span text:style-name="T40">in greater detail </text:span>below. <text:span text:style-name="T39">Quick example here: </text:span>There might be <text:span text:style-name="T39">a</text:span> product which needs 100 kWh of energy <text:span text:style-name="T39">and it is known that the energy source is natural gas. In the record of the Effect for natural gas in the city of production, the </text:span><text:span text:style-name="T8">EffectTransferPhysicalQuantity </text:span><text:span text:style-name="T9">is </text:span><text:span text:style-name="T10">'</text:span><text:span text:style-name="T9">volume</text:span><text:span text:style-name="T10">'</text:span><text:span text:style-name="T9"> with the </text:span><text:span text:style-name="T8">EffectTransfer</text:span><text:span text:style-name="T9">Unit</text:span><text:span text:style-name="T8"> </text:span><text:span text:style-name="T10">'</text:span><text:span text:style-name="T9">cubic meter</text:span><text:span text:style-name="T10">' which does not match the component list of the downstream product</text:span><text:span text:style-name="T9">. With an entry in the </text:span><text:span text:style-name="T7">EffectOtherTransferPhysicalQuantity </text:span><text:span text:style-name="T9">embedded table, an algorithm can use the natural gas </text:span><text:span text:style-name="T10">Effect</text:span><text:span text:style-name="T9"> record anyway although </text:span><text:span text:style-name="T10">'</text:span><text:span text:style-name="T9">energy</text:span><text:span text:style-name="T10">'</text:span><text:span text:style-name="T9"> in </text:span><text:span text:style-name="T10">'</text:span><text:span text:style-name="T9">k</text:span><text:span text:style-name="T10">ilo-Watt hours'</text:span><text:span text:style-name="T9"> is not the </text:span><text:span text:style-name="T10">main physical quantity.</text:span></text:p>
      <text:p text:style-name="P46"/>
      <text:p text:style-name="P49">EffectSpec</text:p>
      <text:p text:style-name="P49">This embedded table allows the user to enter an unlimited number of specs of a product or service.</text:p>
      <text:p text:style-name="P49"/>
      <text:p text:style-name="P50">EffectUpstream embedded table, <text:span text:style-name="T59">'component list'</text:span></text:p>
      <text:p text:style-name="P50">These fields come almost last, but are <text:span text:style-name="T75">very important</text:span>. <text:span text:style-name="T75">Please note: Negative upstream effects of the production of the current Effect have to be included in the component list.</text:span></text:p>
      <text:p text:style-name="P50"/>
      <text:p text:style-name="P52">EffectUpstreamNo</text:p>
      <text:p text:style-name="P52">All components are numbered automatically.</text:p>
      <text:p text:style-name="P52"/>
      <text:p text:style-name="P52">EffectUpstreamID</text:p>
      <text:p text:style-name="P52">An EffectID to identify each component can be provided here. The user needs to be able to search for an existing one. The field can be left empty if the component in question does not yet exist in the Effect <text:soft-page-break/>table. </text:p>
      <text:p text:style-name="P52"/>
      <text:p text:style-name="P54">EffectUpstreamName<text:span text:style-name="T30"> </text:span></text:p>
      <text:p text:style-name="P52">If an EffectUpstreamID cannot be given, a name as a place holder can be <text:span text:style-name="T75">entered</text:span> here. Once an EffectUpstreamID is given, the EffectName is displayed here and the place holder is no longer shown.</text:p>
      <text:p text:style-name="P52"/>
      <text:p text:style-name="P52">EffectUpstreamTransferUnit</text:p>
      <text:p text:style-name="P53">This is the unit in which the amount of the component is measured. It can be 'piece' for a resistor or 'pound' for flour. If an EffectUpstreamID is provided the Connected Web Application should suggest the <text:span text:style-name="T41">EffectTransferUnit of the component together with the its units in EffectOtherTransferPhysicalQuantityUnits. The suggested units can be overwritten.</text:span></text:p>
      <text:p text:style-name="P53"/>
      <text:p text:style-name="P55">In case the unit provided by the user is not part of the EffectOtherTransferPhysicalQuantity list of the component, the Connected Web Application should issue a warning.</text:p>
      <text:p text:style-name="P52"/>
      <text:p text:style-name="P52">EffectUpstreamUsedAmtNo</text:p>
      <text:p text:style-name="P55">The users enters the amount of the upstream Effect that goes into the currently entered Effect.</text:p>
      <text:p text:style-name="P55"/>
      <text:p text:style-name="P105">EffectIs<text:span text:style-name="T60">Completed</text:span></text:p>
      <text:p text:style-name="P106">For an analysis of cumulated effects, it is very important to know whether the work on an Effect is still in progress or whether all past effects of this Effect have been included in the component list. Users are requested to set EffectIs<text:span text:style-name="T60">Completed</text:span> <text:span text:style-name="T60">to 'true' if the component list has been 'completed'. This is usually only possible by using estimates.</text:span></text:p>
      <text:p text:style-name="P105"/>
      <text:p text:style-name="P106">EffectIs<text:span text:style-name="T60">Completed</text:span>Comment</text:p>
      <text:p text:style-name="P107">Is it ever possible to include all former effects into an Effect? Expert users are asked to comment on the lifecycle boundaries assumed for this Effect.</text:p>
      <text:p text:style-name="P51"/>
      <text:h text:style-name="Heading_20_2" text:outline-level="2"><text:bookmark-start text:name="__RefHeading__2452_424702182"/>LangCode<text:span text:style-name="T42">s</text:span> table<text:bookmark-end text:name="__RefHeading__2452_424702182"/></text:h>
      <text:p text:style-name="P56">The most special thing about the LangCodes table is that the records are not indexed by the Central Database, but by the user by giving the 639-3 language code<text:span text:style-name="T43"> (</text:span><text:a xlink:type="simple" xlink:href="https://en.wikipedia.org/wiki/ISO_639-3" text:style-name="Internet_20_link" text:visited-style-name="Visited_20_Internet_20_Link"><text:span text:style-name="T43">https://en.wikipedia.org/wiki/ISO_639-3</text:span></text:a><text:span text:style-name="T43">).</text:span></text:p>
      <text:p text:style-name="P58"/>
      <text:p text:style-name="P57"><text:span text:style-name="T42">In order to avoid the</text:span> criticism <text:span text:style-name="T42">around ISO 639-3, u</text:span>sers will be able to enter codes that do not exist, <text:span text:style-name="T42">yet</text:span>. <text:s/><text:span text:style-name="T42">Users should try to rely on existing codes if it is </text:span>acceptable <text:span text:style-name="T1">to the speakers of that language</text:span>. <text:span text:style-name="T2">If not they can enter their own code and language or even change an existing code.</text:span></text:p>
      <text:p text:style-name="P56"/>
      <text:p text:style-name="P56">Please note the existence of the new <text:span text:style-name="T44">language </text:span>code <text:span text:style-name="T44">'inw' </text:span>(internationalized, western style) <text:span text:style-name="T44">that is supposed to be used for internationalized connotations of names in non-Latin alphabets, Combined System-wide.</text:span></text:p>
      <text:p text:style-name="P56"/>
      <text:p text:style-name="P59">All data fields in this table should be self-explanatory from the <text:span text:style-name="T75">'</text:span>explanation<text:span text:style-name="T75">'</text:span> row.</text:p>
      <text:p text:style-name="P59"/>
      <text:h text:style-name="P136" text:outline-level="2"><text:bookmark-start text:name="__RefHeading__2454_424702182"/>Units table <text:bookmark-end text:name="__RefHeading__2454_424702182"/></text:h>
      <text:p text:style-name="P77"><text:span text:style-name="T50">This tables serves as a source of information on how measurements from on unit translate into another one. </text:span>In this table, users again have a huge responsibility in avoiding nonsense. </text:p>
      <text:p text:style-name="P78"><text:soft-page-break/></text:p>
      <text:p text:style-name="P78"><text:span text:style-name="T50">UnitID</text:span></text:p>
      <text:p text:style-name="P78">As in the LangCodes <text:span text:style-name="T45">table the Units table ID is not set by the system. The user creating this record is required to use the internationally agreed symbol for that unit, ie: kg for kilogram, ft for 'imperial foot'.</text:span></text:p>
      <text:p text:style-name="P61"/>
      <text:p text:style-name="P76">UnitRecordStatus</text:p>
      <text:p text:style-name="P76"><text:span text:style-name="T50">This field</text:span> can be set to supported by the administration of a Connected Web Application <text:span text:style-name="T75">if the record is reliable.</text:span></text:p>
      <text:p text:style-name="P62"/>
      <text:h text:style-name="P136" text:outline-level="2"><text:bookmark-start text:name="__RefHeading__5410_1881940254"/>Pictures table<text:bookmark-end text:name="__RefHeading__5410_1881940254"/></text:h>
      <text:p text:style-name="P63">The meaning of the fields in the Pictures table is intended to be self-explanatory.</text:p>
      <text:p text:style-name="P60"/>
      <text:h text:style-name="Heading_20_1" text:outline-level="1"><text:bookmark-start text:name="__RefHeading__5412_1881940254"/>User interface<text:bookmark-end text:name="__RefHeading__5412_1881940254"/></text:h>
      <text:p text:style-name="P49"/>
      <text:p text:style-name="P81"><text:span text:style-name="T50">The description of the user interface for working with the information from the different tables will require a document in addition to the present one. Some general considerations are given below.</text:span></text:p>
      <text:p text:style-name="P84"/>
      <text:h text:style-name="Heading_20_2" text:outline-level="2"><text:bookmark-start text:name="__RefHeading__2811_617483982"/><text:span text:style-name="T51">T</text:span>rust users<text:bookmark-end text:name="__RefHeading__2811_617483982"/></text:h>
      <text:p text:style-name="P82"><text:span text:style-name="T51">The combined system should be designed for trusting users</text:span> <text:span text:style-name="T41">to do the right thing. This is intended to reflect the human dignity of users and to welcome their motivation.</text:span></text:p>
      <text:p text:style-name="P73"/>
      <text:h text:style-name="Heading_20_2" text:outline-level="2"><text:bookmark-start text:name="__RefHeading__2813_617483982"/>What the interface must <text:span text:style-name="T52">be able to do</text:span><text:bookmark-end text:name="__RefHeading__2813_617483982"/></text:h>
      <text:h text:style-name="P152" text:outline-level="3"><text:bookmark-start text:name="__RefHeading__2815_617483982"/>Search<text:bookmark-end text:name="__RefHeading__2815_617483982"/></text:h>
      <text:p text:style-name="P96">A search page is the central start point. The system should also recommend a search to all users intending to put in a new record to avoid duplications. The search page needs a result page, of course.</text:p>
      <text:p text:style-name="P96"/>
      <text:p text:style-name="P98">The result page for places and events should contain small map views. As a result page for the places and events of a whole city, a big map view is needed. This has already been implemented in Karte von morgen.</text:p>
      <text:p text:style-name="P98"/>
      <text:h text:style-name="P150" text:outline-level="3"><text:bookmark-start text:name="__RefHeading__566_26997336611"/>Display data records<text:bookmark-end text:name="__RefHeading__566_26997336611"/></text:h>
      <text:p text:style-name="P97">A record display page should offer a neatly presented digest of the record as well as a functionality to view the <text:span text:style-name="T76">whole set of the c</text:span>ombined 'common' and 'special' records. <text:span text:style-name="T76">'</text:span>Combined<text:span text:style-name="T76">'</text:span> in this context means that for every field only the latest entry is displayed.</text:p>
      <text:p text:style-name="P97"/>
      <text:p text:style-name="P97"><text:span text:style-name="T53">A challenge is the presentation of the many embedded tables in each record. A meaningful number of the most important items in these embedded tables should be visible.</text:span></text:p>
      <text:p text:style-name="P96"/>
      <text:p text:style-name="P96">Also, <text:span text:style-name="T53">there should be an extra page that allows</text:span> to review the entire history of the record including the 'technical' and 'metadata' fields.</text:p>
      <text:p text:style-name="P96"><text:soft-page-break/></text:p>
      <text:p text:style-name="P96"><text:span text:style-name="T53">The users should be able to restrict the data displayed to them to the '</text:span>supported<text:span text:style-name="T53">' versions of the records.</text:span></text:p>
      <text:p text:style-name="P96"/>
      <text:h text:style-name="P151" text:outline-level="3"><text:bookmark-start text:name="__RefHeading__568_26997336611"/><text:s/><text:span text:style-name="T4">Data entry</text:span><text:bookmark-end text:name="__RefHeading__568_26997336611"/></text:h>
      <text:p text:style-name="P93"><text:span text:style-name="T50">For data entry into the Places table, the data entry form of Karte von morgen is the point to start further enhancements, </text:span><text:a xlink:type="simple" xlink:href="https://www.kartevonmorgen.org/#" text:style-name="Internet_20_link" text:visited-style-name="Visited_20_Internet_20_Link"><text:span text:style-name="T50">https://www.kartevonmorgen.org/</text:span></text:a><text:span text:style-name="T50">.</text:span></text:p>
      <text:p text:style-name="P79"/>
      <text:p text:style-name="P99">Choice of form fields</text:p>
      <text:p text:style-name="P91">For data entry, the data fields can be put into a more convenient order other than the order of fields in the database description table. <text:span text:style-name="T53">A reduced set of form fields is possible to allow for an easier entry of basic field. An expert form should contain all the available fields of the table.</text:span></text:p>
      <text:p text:style-name="P91"/>
      <text:p text:style-name="P99">Pre-fill existing values</text:p>
      <text:p text:style-name="P91">For existing records, when data for the record is edited or amended, the existing data needs to be pre-filled as default values in the form fields.</text:p>
      <text:p text:style-name="P69"/>
      <text:p text:style-name="P70">Keyboard navigation</text:p>
      <text:p text:style-name="P70">It should be possible to fill a form and switch to a new form without hands leaving the keyboard, preferably using the usual keys and short-cuts.</text:p>
      <text:p text:style-name="P69"/>
      <text:p text:style-name="P100">Accept almost any value</text:p>
      <text:p text:style-name="P74"><text:span text:style-name="T54">The Connected Web Application should accept any values in most field, except where the functioning of the database is threatened. This is also important to </text:span>avoid <text:span text:style-name="T54">interlocking requirements. A user might have to enter a Unit that does not exist, but cannot finish the Effect entry before the unit is entered.</text:span></text:p>
      <text:p text:style-name="P92"/>
      <text:p text:style-name="P100">Embedded tables</text:p>
      <text:p text:style-name="P100">A convenient method needs to be created to <text:span text:style-name="T76">f</text:span>ill the <text:span text:style-name="T49">embedded tables.</text:span></text:p>
      <text:p text:style-name="P84"/>
      <text:p text:style-name="P94">Fill<text:span text:style-name="T55">ing of</text:span> existing IDs</text:p>
      <text:p text:style-name="P86">Wherever an existing ID from a table is required, a <text:span text:style-name="T55">search functionality</text:span> <text:span text:style-name="T55">for that ID </text:span>needs to pop up, <text:span text:style-name="T55">eg</text:span> <text:span text:style-name="T55">where the IDs of Effects that can be bought at a Place can be entered in that Place's record. For every field ID that shows up in the table template row 'Reference to master field in other table' there needs to be this functionality.</text:span></text:p>
      <text:p text:style-name="P85"/>
      <text:p text:style-name="P100">Iterations</text:p>
      <text:p text:style-name="P100"><text:span text:style-name="T56">If</text:span> the search for a value from another database table <text:span text:style-name="T56">produces no results, the user should have the opportunity to create that record in the other table. For example, if a component list cannot be completed because a component is missing, it should be possible to open a second instance of the Effect data entry page in order to enter the missing component.</text:span></text:p>
      <text:p text:style-name="P100"/>
      <text:p text:style-name="P102">This iteration is only possible <text:span text:style-name="T76">for one step</text:span> in order to avoid confusion. The second Effect would have to <text:span text:style-name="T76">be</text:span> entered in a way that cumulate<text:span text:style-name="T76">s</text:span> all its upstream comp<text:span text:style-name="T76">o</text:span>nents. To improve it, the user should open it again later <text:span text:style-name="T76">f</text:span>rom the data entry page.</text:p>
      <text:p text:style-name="P85"/>
      <text:p text:style-name="List_20_Indent">Copy records</text:p>
      <text:p text:style-name="P102">It should be possible to copy records, make changes and save them under a new ID.</text:p>
      <text:p text:style-name="P49"><text:soft-page-break/></text:p>
      <text:p text:style-name="P88">List of incomplete records</text:p>
      <text:p text:style-name="P102">A functionality to identify and find incomplete records would be a useful feature for management of every user's own entries and also for people who want to enhance available entries of other users. What will be the indicators for 'incomplete records' will be the object of some <text:span text:style-name="T76">pending </text:span>research.</text:p>
      <text:p text:style-name="P88"/>
      <text:h text:style-name="Heading_20_3" text:outline-level="3"><text:bookmark-start text:name="__RefHeading__2817_617483982"/><text:span text:style-name="T57">Necessary </text:span>Research <text:bookmark-end text:name="__RefHeading__2817_617483982"/></text:h>
      <text:p text:style-name="Standard">Component list</text:p>
      <text:p text:style-name="P103">The ability to link an Effect to its upstream Effects is potentially a powerful source of insight. The question is still how good it works. What is the quality of the results produced?</text:p>
      <text:p text:style-name="P103"/>
      <text:p text:style-name="P103">The data gathered with the Combined System is open to researchers. Interesting question are: What are the challenges in calculating<text:span text:style-name="T51"> </text:span>the <text:span text:style-name="T51">total </text:span>footprint of an E<text:span text:style-name="T51">ffect </text:span>from the<text:span text:style-name="T51"> component list? How to display existing (and </text:span>lacking<text:span text:style-name="T76">)</text:span> data in the <text:span text:style-name="T51">supply chain that led into </text:span>an Effect?</text:p>
      <text:p text:style-name="P95"/>
      <text:p text:style-name="P101">Loops</text:p>
      <text:p text:style-name="P103">How do we treat loops? <text:span text:style-name="T76">For example,</text:span> when <text:span text:style-name="T76">produced</text:span> wheat grains contain the same kind of grains as a component for its production. <text:span text:style-name="T76">(</text:span>In former times, this was the rule, not the exception.<text:span text:style-name="T76">)</text:span> <text:span text:style-name="T77">One of the systems needs to stop the regression at some point.</text:span></text:p>
      <text:p text:style-name="P80"/>
      <text:h text:style-name="Heading_20_1" text:outline-level="1"><text:bookmark-start text:name="__RefHeading__2819_617483982"/><text:span text:style-name="T65">Comments on d</text:span>ata entry<text:bookmark-end text:name="__RefHeading__2819_617483982"/></text:h>
      <text:p text:style-name="Standard"><text:bookmark-start text:name="__RefHeading__2821_617483982"/><text:span text:style-name="T58">D</text:span>ifferent <text:span text:style-name="T58">information </text:span>requirements for one product<text:bookmark-end text:name="__RefHeading__2821_617483982"/></text:p>
      <text:p text:style-name="P104">If users or groups of users have different requirements regarding the quality available in the record, they need to create two different records. Example: For some purposes it might be sufficient to include a rough guess of cumulated CO<text:span text:style-name="T19">2</text:span> in the component list for a football. <text:span text:style-name="T60">Here an Effect record</text:span> <text:span text:style-name="T60">with EffectIsCompleted = 'true' is recommended. W</text:span>hile in other cases <text:span text:style-name="T60">of ongoing research,</text:span> it is <text:span text:style-name="T60">better to work with a copy of the Effect that does not rely on estimates</text:span><text:span text:style-name="T62">.</text:span></text:p>
      <text:p text:style-name="P104"/>
      <text:p text:style-name="P130"><text:span text:style-name="T62">W</text:span><text:span text:style-name="T61">hen creating a an effect that is 'completed', estimates for missing effects need to be included in the component list.</text:span></text:p>
      <text:p text:style-name="P87"/>
      <text:h text:style-name="P140" text:outline-level="1"><text:bookmark-start text:name="__RefHeading__2930_617483982"/>Concluding remarks<text:bookmark-end text:name="__RefHeading__2930_617483982"/></text:h>
      <text:p text:style-name="P111">As readers might notice: This text is work in progress. <text:span text:style-name="T77">They are asked to</text:span> feel free to address remarks and questions to the author via Github or socialmedia (att) ourconomy.co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3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next-style-name="Standard" style:default-outline-level="1" style:class="text">
      <style:text-properties fo:font-size="16pt" fo:font-weight="bold"/>
    </style:style>
    <style:style style:name="Heading_20_2" style:display-name="Heading 2" style:family="paragraph" style:parent-style-name="Heading" style:next-style-name="Standard" style:auto-update="true" style:default-outline-level="2" style:class="text">
      <style:paragraph-properties>
        <style:tab-stops/>
      </style:paragraph-properties>
      <style:text-properties fo:font-weight="bold"/>
    </style:style>
    <style:style style:name="Heading_20_3" style:display-name="Heading 3" style:family="paragraph" style:parent-style-name="Heading" style:next-style-name="Standard" style:auto-update="true" style:default-outline-level="3" style:class="text">
      <style:paragraph-properties>
        <style:tab-stops/>
      </style:paragraph-properties>
    </style:style>
    <style:style style:name="Heading_20_4" style:display-name="Heading 4" style:family="paragraph" style:parent-style-name="Heading" style:next-style-name="Standard" style:auto-update="true" style:default-outline-level="4" style:class="text" style:master-page-name="">
      <style:paragraph-properties style:page-number="auto">
        <style:tab-stops/>
      </style:paragraph-properties>
      <style:text-properties fo:font-size="11pt"/>
    </style:style>
    <style:style style:name="Contents_20_2" style:display-name="Contents 2" style:family="paragraph" style:parent-style-name="Index" style:class="index">
      <style:paragraph-properties>
        <style:tab-stops>
          <style:tab-stop style:position="2cm"/>
          <style:tab-stop style:position="3cm"/>
        </style:tab-stops>
      </style:paragraph-properties>
      <style:text-properties style:font-name="Liberation Sans2" fo:font-family="'Liberation Sans'" style:font-style-name="Regular" style:font-family-generic="swiss" style:font-pitch="variable"/>
    </style:style>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8" style:display-name="Contents 8" style:family="paragraph" style:parent-style-name="Index" style:class="index"/>
    <style:style style:name="Contents_20_1" style:display-name="Contents 1" style:family="paragraph" style:parent-style-name="Index" style:class="index" style:master-page-name="">
      <style:paragraph-properties style:page-number="auto">
        <style:tab-stops>
          <style:tab-stop style:position="1.499cm"/>
        </style:tab-stops>
      </style:paragraph-properties>
      <style:text-properties style:font-name="Liberation Sans1" fo:font-family="'Liberation Sans'" style:font-style-name="Bold" style:font-family-generic="swiss" style:font-pitch="variable" fo:font-size="16pt" fo:font-weight="bold"/>
    </style:style>
    <style:style style:name="Contents_20_3" style:display-name="Contents 3" style:family="paragraph" style:parent-style-name="Index" style:default-outline-level="3" style:list-style-name="" style:class="index">
      <style:paragraph-properties style:shadow="none">
        <style:tab-stops>
          <style:tab-stop style:position="2cm"/>
          <style:tab-stop style:position="3cm"/>
          <style:tab-stop style:position="17.59cm"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Contents_20_4" style:display-name="Contents 4" style:family="paragraph" style:parent-style-name="Index" style:class="index">
      <style:paragraph-properties>
        <style:tab-stops>
          <style:tab-stop style:position="2cm"/>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entralDatabaseReq" style:family="paragraph" style:parent-style-name="Standard" style:next-style-name="Standard" style:class="text">
      <style:text-properties fo:color="#f32d6e" style:font-name="Liberation Sans" fo:font-family="'Liberation Sans'" style:font-family-generic="swiss" style:font-pitch="variable" fo:font-size="11pt" officeooo:rsid="004705ea" style:font-size-asian="11pt" style:font-size-complex="11pt"/>
    </style:style>
    <style:style style:name="Marginalia" style:family="paragraph" style:parent-style-name="Text_20_body" style:class="text"/>
    <style:style style:name="List_20_Indent" style:display-name="List Indent"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4">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4">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4">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4">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4">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4">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12:20:54.286737993</meta:creation-date>
    <dc:date>2017-04-17T22:13:17.932277534</dc:date>
    <meta:editing-duration>P1DT7H13M53S</meta:editing-duration>
    <meta:editing-cycles>79</meta:editing-cycles>
    <meta:generator>LibreOffice/4.3.3.2$Linux_X86_64 LibreOffice_project/430m0$Build-2</meta:generator>
    <meta:document-statistic meta:table-count="0" meta:image-count="0" meta:object-count="0" meta:page-count="14" meta:paragraph-count="255" meta:word-count="4771" meta:character-count="29057" meta:non-whitespace-character-count="24477"/>
  </office:meta>
</office:document-meta>
</file>